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, serif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</style:style>
    <style:style style:name="P2" style:family="paragraph" style:parent-style-name="Heading_20_4" style:list-style-name="WWNum2">
      <style:paragraph-properties fo:text-align="start" style:justify-single-word="false" style:writing-mode="lr-tb"/>
    </style:style>
    <style:style style:name="P3" style:family="paragraph" style:parent-style-name="Heading_20_5" style:list-style-name="WWNum2">
      <style:paragraph-properties fo:text-align="start" style:justify-single-word="false" style:writing-mode="lr-tb"/>
    </style:style>
    <style:style style:name="P4" style:family="paragraph" style:parent-style-name="Preformatted_20_Text">
      <style:paragraph-properties fo:margin-top="0cm" fo:margin-bottom="0cm" style:contextual-spacing="false" fo:text-align="start" style:justify-single-word="false" style:writing-mode="lr-tb"/>
    </style:style>
    <style:style style:name="P5" style:family="paragraph" style:parent-style-name="Preformatted_20_Text" style:list-style-name="WWNum3">
      <style:paragraph-properties fo:margin-top="0cm" fo:margin-bottom="0cm" style:contextual-spacing="false" fo:text-align="start" style:justify-single-word="false" style:writing-mode="lr-tb"/>
    </style:style>
    <style:style style:name="P6" style:family="paragraph" style:parent-style-name="Preformatted_20_Text">
      <style:paragraph-properties fo:margin-left="1.251cm" fo:margin-right="0cm" fo:margin-top="0cm" fo:margin-bottom="0cm" style:contextual-spacing="false" fo:text-align="start" style:justify-single-word="false" fo:text-indent="0cm" style:auto-text-indent="false" style:writing-mode="lr-tb"/>
    </style:style>
    <style:style style:name="P7" style:family="paragraph" style:parent-style-name="Preformatted_20_Text">
      <style:paragraph-properties fo:margin-left="1.251cm" fo:margin-right="0cm" fo:text-align="start" style:justify-single-word="false" fo:text-indent="0cm" style:auto-text-indent="false" style:writing-mode="lr-tb"/>
    </style:style>
    <style:style style:name="P8" style:family="paragraph" style:parent-style-name="Preformatted_20_Text" style:list-style-name="WWNum4">
      <style:paragraph-properties fo:margin-top="0cm" fo:margin-bottom="0cm" style:contextual-spacing="false" fo:text-align="start" style:justify-single-word="false" style:writing-mode="lr-tb"/>
    </style:style>
    <style:style style:name="P9" style:family="paragraph" style:parent-style-name="Preformatted_20_Text" style:list-style-name="WWNum5">
      <style:paragraph-properties fo:margin-top="0cm" fo:margin-bottom="0cm" style:contextual-spacing="false" fo:text-align="start" style:justify-single-word="false" style:writing-mode="lr-tb"/>
    </style:style>
    <style:style style:name="P10" style:family="paragraph" style:parent-style-name="Preformatted_20_Text" style:list-style-name="WWNum6">
      <style:paragraph-properties fo:margin-top="0cm" fo:margin-bottom="0cm" style:contextual-spacing="false" fo:text-align="start" style:justify-single-word="false" style:writing-mode="lr-tb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 style:list-style-name="WWNum7">
      <style:paragraph-properties fo:text-align="start" style:justify-single-word="false" style:writing-mode="lr-tb"/>
    </style:style>
    <style:style style:name="P13" style:family="paragraph" style:parent-style-name="Preformatted_20_Text" style:list-style-name="WWNum8">
      <style:paragraph-properties fo:text-align="start" style:justify-single-word="false" style:writing-mode="lr-tb"/>
    </style:style>
    <style:style style:name="P14" style:family="paragraph" style:parent-style-name="Preformatted_20_Text" style:list-style-name="WWNum9">
      <style:paragraph-properties fo:text-align="start" style:justify-single-word="false" style:writing-mode="lr-tb"/>
    </style:style>
    <style:style style:name="P15" style:family="paragraph" style:parent-style-name="Preformatted_20_Text" style:list-style-name="WWNum10">
      <style:paragraph-properties fo:text-align="start" style:justify-single-word="false" style:writing-mode="lr-tb"/>
    </style:style>
    <style:style style:name="P16" style:family="paragraph" style:parent-style-name="Preformatted_20_Text" style:list-style-name="WWNum11">
      <style:paragraph-properties fo:margin-top="0cm" fo:margin-bottom="0cm" style:contextual-spacing="false" fo:text-align="start" style:justify-single-word="false" style:writing-mode="lr-tb"/>
    </style:style>
    <style:style style:name="P17" style:family="paragraph" style:parent-style-name="Preformatted_20_Text" style:list-style-name="WWNum12">
      <style:paragraph-properties fo:margin-top="0cm" fo:margin-bottom="0cm" style:contextual-spacing="false" fo:text-align="start" style:justify-single-word="false" style:writing-mode="lr-tb"/>
    </style:style>
    <style:style style:name="P18" style:family="paragraph" style:parent-style-name="Preformatted_20_Text" style:list-style-name="WWNum13">
      <style:paragraph-properties fo:margin-top="0cm" fo:margin-bottom="0cm" style:contextual-spacing="false" fo:text-align="start" style:justify-single-word="false" style:writing-mode="lr-tb"/>
    </style:style>
    <style:style style:name="P19" style:family="paragraph" style:parent-style-name="Preformatted_20_Text" style:list-style-name="WWNum14">
      <style:paragraph-properties fo:margin-top="0cm" fo:margin-bottom="0cm" style:contextual-spacing="false" fo:text-align="start" style:justify-single-word="false" style:writing-mode="lr-tb"/>
    </style:style>
    <style:style style:name="P20" style:family="paragraph" style:parent-style-name="Preformatted_20_Text" style:list-style-name="WWNum15">
      <style:paragraph-properties fo:margin-top="0cm" fo:margin-bottom="0cm" style:contextual-spacing="false" fo:text-align="start" style:justify-single-word="false" style:writing-mode="lr-tb"/>
    </style:style>
    <style:style style:name="P21" style:family="paragraph" style:parent-style-name="Preformatted_20_Text" style:list-style-name="WWNum16">
      <style:paragraph-properties fo:margin-top="0cm" fo:margin-bottom="0cm" style:contextual-spacing="false" fo:text-align="start" style:justify-single-word="false" style:writing-mode="lr-tb"/>
    </style:style>
    <style:style style:name="P22" style:family="paragraph" style:parent-style-name="Preformatted_20_Text" style:list-style-name="WWNum17">
      <style:paragraph-properties fo:margin-top="0cm" fo:margin-bottom="0cm" style:contextual-spacing="false" fo:text-align="start" style:justify-single-word="false" style:writing-mode="lr-tb"/>
    </style:style>
    <style:style style:name="P23" style:family="paragraph" style:parent-style-name="Preformatted_20_Text" style:list-style-name="WWNum18">
      <style:paragraph-properties fo:margin-top="0cm" fo:margin-bottom="0cm" style:contextual-spacing="false" fo:text-align="start" style:justify-single-word="false" style:writing-mode="lr-tb"/>
    </style:style>
    <style:style style:name="P24" style:family="paragraph" style:parent-style-name="Preformatted_20_Text" style:list-style-name="WWNum19">
      <style:paragraph-properties fo:margin-top="0cm" fo:margin-bottom="0cm" style:contextual-spacing="false" fo:text-align="start" style:justify-single-word="false" style:writing-mode="lr-tb"/>
    </style:style>
    <style:style style:name="P25" style:family="paragraph" style:parent-style-name="Preformatted_20_Text" style:list-style-name="WWNum20">
      <style:paragraph-properties fo:margin-top="0cm" fo:margin-bottom="0cm" style:contextual-spacing="false" fo:text-align="start" style:justify-single-word="false" style:writing-mode="lr-tb"/>
    </style:style>
    <style:style style:name="P26" style:family="paragraph" style:parent-style-name="Preformatted_20_Text" style:list-style-name="WWNum21">
      <style:paragraph-properties fo:margin-top="0cm" fo:margin-bottom="0cm" style:contextual-spacing="false" fo:text-align="start" style:justify-single-word="false" style:writing-mode="lr-tb"/>
    </style:style>
    <style:style style:name="P27" style:family="paragraph" style:parent-style-name="Preformatted_20_Text" style:list-style-name="WWNum22">
      <style:paragraph-properties fo:margin-top="0cm" fo:margin-bottom="0cm" style:contextual-spacing="false" fo:text-align="start" style:justify-single-word="false" style:writing-mode="lr-tb"/>
    </style:style>
    <style:style style:name="P28" style:family="paragraph" style:parent-style-name="Preformatted_20_Text" style:list-style-name="WWNum23">
      <style:paragraph-properties fo:margin-top="0cm" fo:margin-bottom="0cm" style:contextual-spacing="false" fo:text-align="start" style:justify-single-word="false" style:writing-mode="lr-tb"/>
    </style:style>
    <style:style style:name="P29" style:family="paragraph" style:parent-style-name="Preformatted_20_Text" style:list-style-name="WWNum24">
      <style:paragraph-properties fo:margin-top="0cm" fo:margin-bottom="0cm" style:contextual-spacing="false" fo:text-align="start" style:justify-single-word="false" style:writing-mode="lr-tb"/>
    </style:style>
    <style:style style:name="P30" style:family="paragraph" style:parent-style-name="Preformatted_20_Text" style:list-style-name="WWNum25">
      <style:paragraph-properties fo:margin-top="0cm" fo:margin-bottom="0cm" style:contextual-spacing="false" fo:text-align="start" style:justify-single-word="false" style:writing-mode="lr-tb"/>
    </style:style>
    <style:style style:name="P31" style:family="paragraph" style:parent-style-name="Preformatted_20_Text" style:list-style-name="WWNum26">
      <style:paragraph-properties fo:margin-top="0cm" fo:margin-bottom="0cm" style:contextual-spacing="false" fo:text-align="start" style:justify-single-word="false" style:writing-mode="lr-tb"/>
    </style:style>
    <style:style style:name="P32" style:family="paragraph" style:parent-style-name="Preformatted_20_Text" style:list-style-name="WWNum27">
      <style:paragraph-properties fo:margin-top="0cm" fo:margin-bottom="0cm" style:contextual-spacing="false" fo:text-align="start" style:justify-single-word="false" style:writing-mode="lr-tb"/>
    </style:style>
    <style:style style:name="P33" style:family="paragraph" style:parent-style-name="Preformatted_20_Text" style:list-style-name="WWNum28">
      <style:paragraph-properties fo:margin-top="0cm" fo:margin-bottom="0cm" style:contextual-spacing="false" fo:text-align="start" style:justify-single-word="false" style:writing-mode="lr-tb"/>
    </style:style>
    <style:style style:name="P34" style:family="paragraph" style:parent-style-name="Preformatted_20_Text" style:list-style-name="WWNum29">
      <style:paragraph-properties fo:margin-top="0cm" fo:margin-bottom="0cm" style:contextual-spacing="false" fo:text-align="start" style:justify-single-word="false" style:writing-mode="lr-tb"/>
    </style:style>
    <style:style style:name="P35" style:family="paragraph" style:parent-style-name="Preformatted_20_Text" style:list-style-name="WWNum30">
      <style:paragraph-properties fo:margin-top="0cm" fo:margin-bottom="0cm" style:contextual-spacing="false" fo:text-align="start" style:justify-single-word="false" style:writing-mode="lr-tb"/>
    </style:style>
    <style:style style:name="P36" style:family="paragraph" style:parent-style-name="Preformatted_20_Text" style:list-style-name="WWNum31">
      <style:paragraph-properties fo:margin-top="0cm" fo:margin-bottom="0cm" style:contextual-spacing="false" fo:text-align="start" style:justify-single-word="false" style:writing-mode="lr-tb"/>
    </style:style>
    <style:style style:name="P37" style:family="paragraph" style:parent-style-name="Preformatted_20_Text" style:list-style-name="WWNum32">
      <style:paragraph-properties fo:margin-top="0cm" fo:margin-bottom="0cm" style:contextual-spacing="false" fo:text-align="start" style:justify-single-word="false" style:writing-mode="lr-tb"/>
    </style:style>
    <style:style style:name="P38" style:family="paragraph" style:parent-style-name="Preformatted_20_Text" style:list-style-name="WWNum33">
      <style:paragraph-properties fo:text-align="start" style:justify-single-word="false" style:writing-mode="lr-tb"/>
    </style:style>
    <style:style style:name="P39" style:family="paragraph" style:parent-style-name="Preformatted_20_Text" style:list-style-name="WWNum34">
      <style:paragraph-properties fo:text-align="start" style:justify-single-word="false" style:writing-mode="lr-tb"/>
    </style:style>
    <style:style style:name="P40" style:family="paragraph" style:parent-style-name="Preformatted_20_Text" style:list-style-name="WWNum35">
      <style:paragraph-properties fo:text-align="start" style:justify-single-word="false" style:writing-mode="lr-tb"/>
    </style:style>
    <style:style style:name="P41" style:family="paragraph" style:parent-style-name="Preformatted_20_Text" style:list-style-name="WWNum36">
      <style:paragraph-properties fo:text-align="start" style:justify-single-word="false" style:writing-mode="lr-tb"/>
    </style:style>
    <style:style style:name="P42" style:family="paragraph" style:parent-style-name="Preformatted_20_Text" style:list-style-name="WWNum37">
      <style:paragraph-properties fo:text-align="start" style:justify-single-word="false" style:writing-mode="lr-tb"/>
    </style:style>
    <style:style style:name="P43" style:family="paragraph" style:parent-style-name="Preformatted_20_Text" style:list-style-name="WWNum38">
      <style:paragraph-properties fo:text-align="start" style:justify-single-word="false" style:writing-mode="lr-tb"/>
    </style:style>
    <style:style style:name="P44" style:family="paragraph" style:parent-style-name="Preformatted_20_Text" style:list-style-name="WWNum39">
      <style:paragraph-properties fo:margin-top="0cm" fo:margin-bottom="0cm" style:contextual-spacing="false" fo:text-align="start" style:justify-single-word="false" style:writing-mode="lr-tb"/>
    </style:style>
    <style:style style:name="P45" style:family="paragraph" style:parent-style-name="Preformatted_20_Text" style:list-style-name="WWNum40">
      <style:paragraph-properties fo:margin-top="0cm" fo:margin-bottom="0cm" style:contextual-spacing="false" fo:text-align="start" style:justify-single-word="false" style:writing-mode="lr-tb"/>
    </style:style>
    <style:style style:name="P46" style:family="paragraph" style:parent-style-name="Preformatted_20_Text" style:list-style-name="WWNum41">
      <style:paragraph-properties fo:margin-top="0cm" fo:margin-bottom="0cm" style:contextual-spacing="false" fo:text-align="start" style:justify-single-word="false" style:writing-mode="lr-tb"/>
    </style:style>
    <style:style style:name="P47" style:family="paragraph" style:parent-style-name="Preformatted_20_Text" style:list-style-name="WWNum42">
      <style:paragraph-properties fo:margin-top="0cm" fo:margin-bottom="0cm" style:contextual-spacing="false" fo:text-align="start" style:justify-single-word="false" style:writing-mode="lr-tb"/>
    </style:style>
    <style:style style:name="P48" style:family="paragraph" style:parent-style-name="Preformatted_20_Text" style:list-style-name="WWNum43">
      <style:paragraph-properties fo:margin-top="0cm" fo:margin-bottom="0cm" style:contextual-spacing="false" fo:text-align="start" style:justify-single-word="false" style:writing-mode="lr-tb"/>
    </style:style>
    <style:style style:name="P49" style:family="paragraph" style:parent-style-name="Preformatted_20_Text" style:list-style-name="WWNum44">
      <style:paragraph-properties fo:margin-top="0cm" fo:margin-bottom="0cm" style:contextual-spacing="false" fo:text-align="start" style:justify-single-word="false" style:writing-mode="lr-tb"/>
    </style:style>
    <style:style style:name="P50" style:family="paragraph" style:parent-style-name="Preformatted_20_Text" style:list-style-name="WWNum45">
      <style:paragraph-properties fo:margin-top="0cm" fo:margin-bottom="0cm" style:contextual-spacing="false" fo:text-align="start" style:justify-single-word="false" style:writing-mode="lr-tb"/>
    </style:style>
    <style:style style:name="P51" style:family="paragraph" style:parent-style-name="Preformatted_20_Text" style:list-style-name="WWNum46">
      <style:paragraph-properties fo:margin-top="0cm" fo:margin-bottom="0cm" style:contextual-spacing="false" fo:text-align="start" style:justify-single-word="false" style:writing-mode="lr-tb"/>
    </style:style>
    <style:style style:name="P52" style:family="paragraph" style:parent-style-name="Preformatted_20_Text" style:list-style-name="WWNum47">
      <style:paragraph-properties fo:margin-top="0cm" fo:margin-bottom="0cm" style:contextual-spacing="false" fo:text-align="start" style:justify-single-word="false" style:writing-mode="lr-tb"/>
    </style:style>
    <style:style style:name="P53" style:family="paragraph" style:parent-style-name="Preformatted_20_Text" style:list-style-name="WWNum48">
      <style:paragraph-properties fo:margin-top="0cm" fo:margin-bottom="0cm" style:contextual-spacing="false" fo:text-align="start" style:justify-single-word="false" style:writing-mode="lr-tb"/>
    </style:style>
    <style:style style:name="P54" style:family="paragraph" style:parent-style-name="Preformatted_20_Text" style:list-style-name="WWNum49">
      <style:paragraph-properties fo:margin-top="0cm" fo:margin-bottom="0cm" style:contextual-spacing="false" fo:text-align="start" style:justify-single-word="false" style:writing-mode="lr-tb"/>
    </style:style>
    <style:style style:name="P55" style:family="paragraph" style:parent-style-name="Preformatted_20_Text" style:list-style-name="WWNum50">
      <style:paragraph-properties fo:margin-top="0cm" fo:margin-bottom="0cm" style:contextual-spacing="false" fo:text-align="start" style:justify-single-word="false" style:writing-mode="lr-tb"/>
    </style:style>
    <style:style style:name="P56" style:family="paragraph" style:parent-style-name="Preformatted_20_Text" style:list-style-name="WWNum51">
      <style:paragraph-properties fo:margin-top="0cm" fo:margin-bottom="0cm" style:contextual-spacing="false" fo:text-align="start" style:justify-single-word="false" style:writing-mode="lr-tb"/>
    </style:style>
    <style:style style:name="P57" style:family="paragraph" style:parent-style-name="Preformatted_20_Text" style:list-style-name="WWNum52"/>
    <style:style style:name="P58" style:family="paragraph" style:parent-style-name="Preformatted_20_Text">
      <style:paragraph-properties fo:margin-left="1.251cm" fo:margin-right="0cm" fo:text-indent="0cm" style:auto-text-indent="false"/>
    </style:style>
    <style:style style:name="P59" style:family="paragraph" style:parent-style-name="Preformatted_20_Text" style:list-style-name="WWNum53"/>
    <style:style style:name="P60" style:family="paragraph" style:parent-style-name="Preformatted_20_Text" style:list-style-name="WWNum54"/>
    <style:style style:name="P61" style:family="paragraph" style:parent-style-name="Preformatted_20_Text" style:list-style-name="WWNum55"/>
    <style:style style:name="P62" style:family="paragraph" style:parent-style-name="Preformatted_20_Text" style:list-style-name="WWNum56"/>
    <style:style style:name="P63" style:family="paragraph" style:parent-style-name="Preformatted_20_Text" style:list-style-name="WWNum57"/>
    <style:style style:name="P64" style:family="paragraph" style:parent-style-name="Preformatted_20_Text" style:list-style-name="WWNum58"/>
    <style:style style:name="P65" style:family="paragraph" style:parent-style-name="Preformatted_20_Text" style:list-style-name="WWNum59"/>
    <style:style style:name="T1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style:text-blinking="false" fo:background-color="#ffffff" loext:char-shading-value="0" style:font-size-asian="12pt" style:font-style-asian="normal" style:font-weight-asian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bold" style:text-blinking="false" fo:background-color="#ffffff" loext:char-shading-value="0" style:font-size-asian="12pt" style:font-style-asian="normal" style:font-weight-asian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style:text-blinking="false" fo:background-color="#ffffff" loext:char-shading-value="0" style:font-size-asian="12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62486665" text:style-name="WWNum2">
        <text:list-item>
          <text:h text:style-name="P1" text:outline-level="1"><text:bookmark text:name="docs-internal-guid-393e44ae-7fff-e537-f1"/><text:span text:style-name="T1">MYSQL Assignment No:1</text:span></text:h>
          <text:list>
            <text:list-item>
              <text:list>
                <text:list-item>
                  <text:list>
                    <text:list-item>
                      <text:h text:style-name="P2" text:outline-level="4">Create a Database</text:h>
                    </text:list-item>
                  </text:list>
                </text:list-item>
              </text:list>
            </text:list-item>
          </text:list>
        </text:list-item>
      </text:list>
      <text:list xml:id="list4217572688" text:style-name="WWNum3">
        <text:list-item>
          <text:p text:style-name="P5">mysql&gt; CREATE DATABASE Saranya;</text:p>
        </text:list-item>
      </text:list>
      <text:p text:style-name="P6">Query OK, 1 row affected (0.02 sec)</text:p>
      <text:list xml:id="list180137760920295" text:continue-list="list2062486665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Show Database</text:h>
                    </text:list-item>
                  </text:list>
                </text:list-item>
              </text:list>
            </text:list-item>
          </text:list>
        </text:list-item>
      </text:list>
      <text:list xml:id="list2757301930" text:style-name="WWNum4">
        <text:list-item>
          <text:p text:style-name="P8">mysql&gt; SHOW DATABASES;</text:p>
        </text:list-item>
      </text:list>
      <text:p text:style-name="P6">+--------------------+</text:p>
      <text:p text:style-name="P6">| Database <text:s text:c="10"/>|</text:p>
      <text:p text:style-name="P6">+--------------------+</text:p>
      <text:p text:style-name="P6">| Saranya <text:s text:c="11"/>|</text:p>
      <text:p text:style-name="P6">| information_schema |</text:p>
      <text:p text:style-name="P6">| mysql <text:s text:c="13"/>|</text:p>
      <text:p text:style-name="P6">| performance_schema |</text:p>
      <text:p text:style-name="P6">| sys <text:s text:c="15"/>|</text:p>
      <text:p text:style-name="P6">+--------------------+</text:p>
      <text:p text:style-name="P6">5 rows in set (0.02 sec)</text:p>
      <text:list xml:id="list180137193412763" text:continue-list="list180137760920295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Use Database</text:h>
                    </text:list-item>
                  </text:list>
                </text:list-item>
              </text:list>
            </text:list-item>
          </text:list>
        </text:list-item>
      </text:list>
      <text:list xml:id="list198853490" text:style-name="WWNum5">
        <text:list-item>
          <text:p text:style-name="P9">mysql&gt; USE Saranya;</text:p>
        </text:list-item>
      </text:list>
      <text:p text:style-name="P6">Database changed</text:p>
      <text:list xml:id="list180137262404210" text:continue-list="list180137193412763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Drop Database</text:h>
                    </text:list-item>
                  </text:list>
                </text:list-item>
              </text:list>
            </text:list-item>
          </text:list>
        </text:list-item>
      </text:list>
      <text:list xml:id="list3655148488" text:style-name="WWNum6">
        <text:list-item>
          <text:p text:style-name="P10">mysql&gt; DROP DATABASE Saranya;</text:p>
        </text:list-item>
      </text:list>
      <text:p text:style-name="P6">Query OK, 0 rows affected (0.02 sec)</text:p>
      <text:list xml:id="list180138166856963" text:continue-list="list180137262404210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Create tables and Describe that Tables</text:h>
                    </text:list-item>
                  </text:list>
                </text:list-item>
              </text:list>
            </text:list-item>
          </text:list>
        </text:list-item>
      </text:list>
      <text:list xml:id="list1350362112" text:style-name="WWNum52">
        <text:list-item>
          <text:p text:style-name="P57">mysql&gt; CREATE TABLE Student(Roll_no INT NOT NULL PRIMARY KEY, Fname VARCHAR(100) NOT NULL, Surname VARCHAR(100) NOT NULL);</text:p>
        </text:list-item>
      </text:list>
      <text:p text:style-name="P58">Query OK, 0 rows affected (0.07 sec)</text:p>
      <text:p text:style-name="Preformatted_20_Text"/>
      <text:list xml:id="list3231803610" text:style-name="WWNum53">
        <text:list-item>
          <text:p text:style-name="P59">mysql&gt; SHOW TABLES;</text:p>
        </text:list-item>
      </text:list>
      <text:p text:style-name="P58">+--------------------+</text:p>
      <text:p text:style-name="P58">| Tables_in_ Saranya |</text:p>
      <text:p text:style-name="P58">+--------------------+</text:p>
      <text:p text:style-name="P58">| Student <text:s text:c="11"/>|</text:p>
      <text:p text:style-name="P58">+--------------------+</text:p>
      <text:p text:style-name="P58">1 row in set (0.00 sec)</text:p>
      <text:p text:style-name="Preformatted_20_Text"/>
      <text:list xml:id="list1430591355" text:style-name="WWNum54">
        <text:list-item>
          <text:p text:style-name="P60">mysql&gt; DESCRIBE Student;</text:p>
        </text:list-item>
      </text:list>
      <text:p text:style-name="P58">+---------+--------------+------+-----+---------+-------+</text:p>
      <text:p text:style-name="P58">| Field <text:s text:c="2"/>| Type <text:s text:c="8"/>| Null | Key | Default | Extra |</text:p>
      <text:p text:style-name="P58">+---------+--------------+------+-----+---------+-------+</text:p>
      <text:p text:style-name="P58">| Roll_no | int <text:s text:c="9"/>| NO <text:s text:c="2"/>| PRI | NULL <text:s text:c="3"/>| <text:s text:c="6"/>|</text:p>
      <text:p text:style-name="P58">| Fname <text:s text:c="2"/>| varchar(100) | NO <text:s text:c="2"/>| <text:s text:c="4"/>| NULL <text:s text:c="3"/>| <text:s text:c="6"/>|</text:p>
      <text:p text:style-name="P58">| Surname | varchar(100) | NO <text:s text:c="2"/>| <text:s text:c="4"/>| NULL <text:s text:c="3"/>| <text:s text:c="6"/>|</text:p>
      <text:p text:style-name="P58">+---------+--------------+------+-----+---------+-------+</text:p>
      <text:p text:style-name="P58">3 rows in set (0.01 sec)</text:p>
      <text:p text:style-name="Preformatted_20_Text"/>
      <text:list xml:id="list4137487243" text:style-name="WWNum55">
        <text:list-item>
          <text:p text:style-name="P61">mysql&gt; ALTER TABLE Student ADD (Address CHAR(10));</text:p>
        </text:list-item>
      </text:list>
      <text:p text:style-name="P58">Query OK, 0 rows affected (0.05 sec)</text:p>
      <text:p text:style-name="P58">Records: 0 <text:s/>Duplicates: 0 <text:s/>Warnings: 0</text:p>
      <text:p text:style-name="Preformatted_20_Text"/>
      <text:list xml:id="list2264744874" text:style-name="WWNum56">
        <text:list-item>
          <text:p text:style-name="P62">mysql&gt; DESCRIBE Student;</text:p>
        </text:list-item>
      </text:list>
      <text:p text:style-name="P58">+---------+--------------+------+-----+---------+-------+</text:p>
      <text:p text:style-name="P58">| Field <text:s text:c="2"/>| Type <text:s text:c="8"/>| Null | Key | Default | Extra |</text:p>
      <text:p text:style-name="P58">+---------+--------------+------+-----+---------+-------+</text:p>
      <text:p text:style-name="P58">| Roll_no | int <text:s text:c="9"/>| NO <text:s text:c="2"/>| PRI | NULL <text:s text:c="3"/>| <text:s text:c="6"/>|</text:p>
      <text:p text:style-name="P58">| Fname <text:s text:c="2"/>| varchar(100) | NO <text:s text:c="2"/>| <text:s text:c="4"/>| NULL <text:s text:c="3"/>| <text:s text:c="6"/>|</text:p>
      <text:p text:style-name="P58">| Surname | varchar(100) | NO <text:s text:c="2"/>| <text:s text:c="4"/>| NULL <text:s text:c="3"/>| <text:s text:c="6"/>|</text:p>
      <text:p text:style-name="P58">| Address | char(10) <text:s text:c="4"/>| YES <text:s/>| <text:s text:c="4"/>| NULL <text:s text:c="3"/>| <text:s text:c="6"/>|</text:p>
      <text:p text:style-name="P58">+---------+--------------+------+-----+---------+-------+</text:p>
      <text:p text:style-name="P58">4 rows in set (0.00 sec)</text:p>
      <text:p text:style-name="Preformatted_20_Text"><text:soft-page-break/></text:p>
      <text:list xml:id="list1337479303" text:style-name="WWNum57">
        <text:list-item>
          <text:p text:style-name="P63">mysql&gt; ALTER TABLE Student MODIFY Fname VARCHAR(10);</text:p>
        </text:list-item>
      </text:list>
      <text:p text:style-name="P58">Query OK, 0 rows affected (0.14 sec)</text:p>
      <text:p text:style-name="P58">Records: 0 <text:s/>Duplicates: 0 <text:s/>Warnings: 0</text:p>
      <text:p text:style-name="P58"/>
      <text:p text:style-name="P58">mysql&gt; DESCRIBE Student;</text:p>
      <text:p text:style-name="P58">+---------+--------------+------+-----+---------+-------+</text:p>
      <text:p text:style-name="P58">| Field <text:s text:c="2"/>| Type <text:s text:c="8"/>| Null | Key | Default | Extra |</text:p>
      <text:p text:style-name="P58">+---------+--------------+------+-----+---------+-------+</text:p>
      <text:p text:style-name="P58">| Roll_no | int <text:s text:c="9"/>| NO <text:s text:c="2"/>| PRI | NULL <text:s text:c="3"/>| <text:s text:c="6"/>|</text:p>
      <text:p text:style-name="P58">| Fname <text:s text:c="2"/>| varchar(10) <text:s/>| YES <text:s/>| <text:s text:c="4"/>| NULL <text:s text:c="3"/>| <text:s text:c="6"/>|</text:p>
      <text:p text:style-name="P58">| Surname | varchar(100) | NO <text:s text:c="2"/>| <text:s text:c="4"/>| NULL <text:s text:c="3"/>| <text:s text:c="6"/>|</text:p>
      <text:p text:style-name="P58">| Address | char(10) <text:s text:c="4"/>| YES <text:s/>| <text:s text:c="4"/>| NULL <text:s text:c="3"/>| <text:s text:c="6"/>|</text:p>
      <text:p text:style-name="P58">+---------+--------------+------+-----+---------+-------+</text:p>
      <text:p text:style-name="P58">4 rows in set (0.00 sec)</text:p>
      <text:p text:style-name="Preformatted_20_Text"/>
      <text:list xml:id="list1057572673" text:style-name="WWNum58">
        <text:list-item>
          <text:p text:style-name="P64">mysql&gt; ALTER TABLE Student DROP COLUMN Surname;</text:p>
        </text:list-item>
      </text:list>
      <text:p text:style-name="P58">Query OK, 0 rows affected (0.05 sec)</text:p>
      <text:p text:style-name="P58">Records: 0 <text:s/>Duplicates: 0 <text:s/>Warnings: 0</text:p>
      <text:p text:style-name="Preformatted_20_Text"/>
      <text:list xml:id="list1903959072" text:style-name="WWNum59">
        <text:list-item>
          <text:p text:style-name="P65">mysql&gt; DESCRIBE Student;</text:p>
        </text:list-item>
      </text:list>
      <text:p text:style-name="P58">+---------+-------------+------+-----+---------+-------+</text:p>
      <text:p text:style-name="P58">| Field <text:s text:c="2"/>| Type <text:s text:c="7"/>| Null | Key | Default | Extra |</text:p>
      <text:p text:style-name="P58">+---------+-------------+------+-----+---------+-------+</text:p>
      <text:p text:style-name="P58">| Roll_no | int <text:s text:c="8"/>| NO <text:s text:c="2"/>| PRI | NULL <text:s text:c="3"/>| <text:s text:c="6"/>|</text:p>
      <text:p text:style-name="P58">| Fname <text:s text:c="2"/>| varchar(10) | YES <text:s/>| <text:s text:c="4"/>| NULL <text:s text:c="3"/>| <text:s text:c="6"/>|</text:p>
      <text:p text:style-name="P58">| Address | char(10) <text:s text:c="3"/>| YES <text:s/>| <text:s text:c="4"/>| NULL <text:s text:c="3"/>| <text:s text:c="6"/>|</text:p>
      <text:p text:style-name="P58">+---------+-------------+------+-----+---------+-------+</text:p>
      <text:p text:style-name="P58">3 rows in set (0.00 sec)</text:p>
      <text:list xml:id="list180139097278842" text:continue-list="list180138166856963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<text:bookmark text:name="docs-internal-guid-68803eb9-7fff-8057-3f"/>Alter Command </text:h>
                      <text:list>
                        <text:list-item>
                          <text:h text:style-name="P3" text:outline-level="5"><text:s/>Add column address to Customer tabl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6021801" text:style-name="WWNum7">
        <text:list-item>
          <text:p text:style-name="P12">mysql&gt; CREATE TABLE CUSTOMER(Cust_id VARCHAR(10) PRIMARY KEY, C_name VARCHAR(15) NOT NULL, City VARCHAR(10));</text:p>
        </text:list-item>
      </text:list>
      <text:p text:style-name="P7">Query OK, 0 rows affected (0.06 sec)</text:p>
      <text:p text:style-name="P11"/>
      <text:list xml:id="list133228352" text:style-name="WWNum8">
        <text:list-item>
          <text:p text:style-name="P13">mysql&gt; DESCRIBE CUSTOMER;</text:p>
        </text:list-item>
      </text:list>
      <text:p text:style-name="P7">+---------+-------------+------+-----+---------+-------+</text:p>
      <text:p text:style-name="P7">| Field <text:s text:c="2"/>| Type <text:s text:c="7"/>| Null | Key | Default | Extra |</text:p>
      <text:p text:style-name="P7">+---------+-------------+------+-----+---------+-------+</text:p>
      <text:p text:style-name="P7">| Cust_id | varchar(10) | NO <text:s text:c="2"/>| PRI | NULL <text:s text:c="3"/>| <text:s text:c="6"/>|</text:p>
      <text:p text:style-name="P7">| C_name <text:s/>| varchar(15) | NO <text:s text:c="2"/>| <text:s text:c="4"/>| NULL <text:s text:c="3"/>| <text:s text:c="6"/>|</text:p>
      <text:p text:style-name="P7">| City <text:s text:c="3"/>| varchar(10) | YES <text:s/>| <text:s text:c="4"/>| NULL <text:s text:c="3"/>| <text:s text:c="6"/>|</text:p>
      <text:p text:style-name="P7">+---------+-------------+------+-----+---------+-------+</text:p>
      <text:p text:style-name="P7">3 rows in set (0.01 sec)</text:p>
      <text:p text:style-name="P11"/>
      <text:list xml:id="list3539747851" text:style-name="WWNum9">
        <text:list-item>
          <text:p text:style-name="P14">mysql&gt; ALTER TABLE CUSTOMER ADD C_Address VARCHAR(30);</text:p>
        </text:list-item>
      </text:list>
      <text:p text:style-name="P7">Query OK, 0 rows affected (0.04 sec)</text:p>
      <text:p text:style-name="P7">Records: 0 <text:s/>Duplicates: 0 <text:s/>Warnings: 0</text:p>
      <text:p text:style-name="P11"/>
      <text:list xml:id="list4099029059" text:style-name="WWNum10">
        <text:list-item>
          <text:p text:style-name="P15">mysql&gt; DESCRIBE CUSTOMER;</text:p>
        </text:list-item>
      </text:list>
      <text:p text:style-name="P7">+-----------+-------------+------+-----+---------+-------+</text:p>
      <text:p text:style-name="P7">| Field <text:s text:c="4"/>| Type <text:s text:c="7"/>| Null | Key | Default | Extra |</text:p>
      <text:p text:style-name="P7">+-----------+-------------+------+-----+---------+-------+</text:p>
      <text:p text:style-name="P7">| Cust_id <text:s text:c="2"/>| varchar(10) | NO <text:s text:c="2"/>| PRI | NULL <text:s text:c="3"/>| <text:s text:c="6"/>|</text:p>
      <text:p text:style-name="P7">| C_name <text:s text:c="3"/>| varchar(15) | NO <text:s text:c="2"/>| <text:s text:c="4"/>| NULL <text:s text:c="3"/>| <text:s text:c="6"/>|</text:p>
      <text:p text:style-name="P7">| City <text:s text:c="5"/>| varchar(10) | YES <text:s/>| <text:s text:c="4"/>| NULL <text:s text:c="3"/>| <text:s text:c="6"/>|</text:p>
      <text:p text:style-name="P7">| C_Address | varchar(30) | YES <text:s/>| <text:s text:c="4"/>| NULL <text:s text:c="3"/>| <text:s text:c="6"/>|</text:p>
      <text:p text:style-name="P7">+-----------+-------------+------+-----+---------+-------+</text:p>
      <text:p text:style-name="P7"><text:span text:style-name="T3">4 rows in set (0.01 sec)</text:span></text:p>
      <text:list xml:id="list180137621599707" text:continue-list="list180139097278842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Modify any column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0862746" text:style-name="WWNum11">
        <text:list-item>
          <text:p text:style-name="P16">mysql&gt; ALTER TABLE Student MODIFY Fname VARCHAR(10);</text:p>
        </text:list-item>
      </text:list>
      <text:p text:style-name="P6">Query OK, 0 rows affected (0.14 sec)</text:p>
      <text:p text:style-name="P6">Records: 0 <text:s/>Duplicates: 0 <text:s/>Warnings: 0</text:p>
      <text:p text:style-name="P6"/>
      <text:list xml:id="list3170541894" text:style-name="WWNum12">
        <text:list-item>
          <text:p text:style-name="P17">mysql&gt; DESCRIBE Student;</text:p>
        </text:list-item>
      </text:list>
      <text:p text:style-name="P6"><text:soft-page-break/>+---------+--------------+------+-----+---------+-------+</text:p>
      <text:p text:style-name="P6">| Field <text:s text:c="2"/>| Type <text:s text:c="8"/>| Null | Key | Default | Extra |</text:p>
      <text:p text:style-name="P6">+---------+--------------+------+-----+---------+-------+</text:p>
      <text:p text:style-name="P6">| Roll_no | int <text:s text:c="9"/>| NO <text:s text:c="2"/>| PRI | NULL <text:s text:c="3"/>| <text:s text:c="6"/>|</text:p>
      <text:p text:style-name="P6">| Fname <text:s text:c="2"/>| varchar(10) <text:s/>| YES <text:s/>| <text:s text:c="4"/>| NULL <text:s text:c="3"/>| <text:s text:c="6"/>|</text:p>
      <text:p text:style-name="P6">| Surname | varchar(100) | NO <text:s text:c="2"/>| <text:s text:c="4"/>| NULL <text:s text:c="3"/>| <text:s text:c="6"/>|</text:p>
      <text:p text:style-name="P6">| Address | char(10) <text:s text:c="4"/>| YES <text:s/>| <text:s text:c="4"/>| NULL <text:s text:c="3"/>| <text:s text:c="6"/>|</text:p>
      <text:p text:style-name="P6">+---------+--------------+------+-----+---------+-------+</text:p>
      <text:p text:style-name="P6">4 rows in set (0.00 sec)</text:p>
      <text:list xml:id="list180138521889071" text:continue-list="list180137621599707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Rename column address to new_addres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08061379" text:style-name="WWNum13">
        <text:list-item>
          <text:p text:style-name="P18">mysql&gt; ALTER TABLE Student RENAME COLUMN fname TO Stu_name;</text:p>
        </text:list-item>
      </text:list>
      <text:p text:style-name="P6">Query OK, 0 rows affected (0.05 sec)</text:p>
      <text:p text:style-name="P6">Records: 0 <text:s/>Duplicates: 0 <text:s/>Warnings: 0</text:p>
      <text:p text:style-name="P4"/>
      <text:list xml:id="list828979972" text:style-name="WWNum14">
        <text:list-item>
          <text:p text:style-name="P19">mysql&gt; DESCRIBE Student;</text:p>
        </text:list-item>
      </text:list>
      <text:p text:style-name="P6">+----------+-------------+------+-----+---------+-------+</text:p>
      <text:p text:style-name="P6">| Field <text:s text:c="3"/>| Type <text:s text:c="7"/>| Null | Key | Default | Extra |</text:p>
      <text:p text:style-name="P6">+----------+-------------+------+-----+---------+-------+</text:p>
      <text:p text:style-name="P6">| Roll_no <text:s/>| int <text:s text:c="8"/>| NO <text:s text:c="2"/>| PRI | NULL <text:s text:c="3"/>| <text:s text:c="6"/>|</text:p>
      <text:p text:style-name="P6">| Stu_name | varchar(10) | YES <text:s/>| <text:s text:c="4"/>| NULL <text:s text:c="3"/>| <text:s text:c="6"/>|</text:p>
      <text:p text:style-name="P6">| Address <text:s/>| char(10) <text:s text:c="3"/>| YES <text:s/>| <text:s text:c="4"/>| NULL <text:s text:c="3"/>| <text:s text:c="6"/>|</text:p>
      <text:p text:style-name="P6">+----------+-------------+------+-----+---------+-------+</text:p>
      <text:p text:style-name="P6">3 rows in set (0.01 sec)</text:p>
      <text:list xml:id="list180138248060503" text:continue-list="list180138521889071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Drop column address from Customer tabl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33192328" text:style-name="WWNum15">
        <text:list-item>
          <text:p text:style-name="P20">mysql&gt; CREATE TABLE CUSTOMER(Cust_id VARCHAR(10) PRIMARY KEY, C_name VARCHAR(15) NOT NULL, City VARCHAR(10),C_Address VARCHAR(30));</text:p>
        </text:list-item>
      </text:list>
      <text:p text:style-name="P6">Query OK, 0 rows affected (0.06 sec)</text:p>
      <text:p text:style-name="P4"/>
      <text:list xml:id="list1134040742" text:style-name="WWNum16">
        <text:list-item>
          <text:p text:style-name="P21">mysql&gt; DESCRIBE CUSTOMER;</text:p>
        </text:list-item>
      </text:list>
      <text:p text:style-name="P6">+-----------+-------------+------+-----+---------+-------+</text:p>
      <text:p text:style-name="P6">| Field <text:s text:c="4"/>| Type <text:s text:c="7"/>| Null | Key | Default | Extra |</text:p>
      <text:p text:style-name="P6">+-----------+-------------+------+-----+---------+-------+</text:p>
      <text:p text:style-name="P6">| Cust_id <text:s text:c="2"/>| varchar(10) | NO <text:s text:c="2"/>| PRI | NULL <text:s text:c="3"/>| <text:s text:c="6"/>|</text:p>
      <text:p text:style-name="P6">| C_name <text:s text:c="3"/>| varchar(15) | NO <text:s text:c="2"/>| <text:s text:c="4"/>| NULL <text:s text:c="3"/>| <text:s text:c="6"/>|</text:p>
      <text:p text:style-name="P6">| City <text:s text:c="5"/>| varchar(10) | YES <text:s/>| <text:s text:c="4"/>| NULL <text:s text:c="3"/>| <text:s text:c="6"/>|</text:p>
      <text:p text:style-name="P6">| C_Address | varchar(30) | YES <text:s/>| <text:s text:c="4"/>| NULL <text:s text:c="3"/>| <text:s text:c="6"/>|</text:p>
      <text:p text:style-name="P6">+-----------+-------------+------+-----+---------+-------+</text:p>
      <text:p text:style-name="P6">4 rows in set (0.00 sec)</text:p>
      <text:p text:style-name="P4"/>
      <text:list xml:id="list4072043616" text:style-name="WWNum17">
        <text:list-item>
          <text:p text:style-name="P22">mysql&gt; ALTER TABLE CUSTOMER DROP COLUMN C_Address;</text:p>
        </text:list-item>
      </text:list>
      <text:p text:style-name="P6">Query OK, 0 rows affected (0.04 sec)</text:p>
      <text:p text:style-name="P6">Records: 0 <text:s/>Duplicates: 0 <text:s/>Warnings: 0</text:p>
      <text:p text:style-name="P6"/>
      <text:list xml:id="list1086782088" text:style-name="WWNum18">
        <text:list-item>
          <text:p text:style-name="P23">mysql&gt; DESCRIBE CUSTOMER;</text:p>
        </text:list-item>
      </text:list>
      <text:p text:style-name="P6">+---------+-------------+------+-----+---------+-------+</text:p>
      <text:p text:style-name="P6">| Field <text:s text:c="2"/>| Type <text:s text:c="7"/>| Null | Key | Default | Extra |</text:p>
      <text:p text:style-name="P6">+---------+-------------+------+-----+---------+-------+</text:p>
      <text:p text:style-name="P6">| Cust_id | varchar(10) | NO <text:s text:c="2"/>| PRI | NULL <text:s text:c="3"/>| <text:s text:c="6"/>|</text:p>
      <text:p text:style-name="P6">| C_name <text:s/>| varchar(15) | NO <text:s text:c="2"/>| <text:s text:c="4"/>| NULL <text:s text:c="3"/>| <text:s text:c="6"/>|</text:p>
      <text:p text:style-name="P6">| City <text:s text:c="3"/>| varchar(10) | YES <text:s/>| <text:s text:c="4"/>| NULL <text:s text:c="3"/>| <text:s text:c="6"/>|</text:p>
      <text:p text:style-name="P6">+---------+-------------+------+-----+---------+-------+</text:p>
      <text:p text:style-name="P6">3 rows in set (0.00 sec)</text:p>
      <text:list xml:id="list180138396958705" text:continue-list="list180138248060503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<text:s/>Rename table Branch to Branch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10413510" text:style-name="WWNum19">
        <text:list-item>
          <text:p text:style-name="P24">mysql&gt; CREATE TABLE BRANCH(Branch_id VARCHAR(5) PRIMARY KEY, B_name VARCHAR(15), City VARCHAR(10));</text:p>
        </text:list-item>
      </text:list>
      <text:p text:style-name="P6">Query OK, 0 rows affected (0.07 sec)</text:p>
      <text:p text:style-name="P4"/>
      <text:list xml:id="list673475055" text:style-name="WWNum20">
        <text:list-item>
          <text:p text:style-name="P25">mysql&gt; SHOW TABLES;</text:p>
        </text:list-item>
      </text:list>
      <text:p text:style-name="P6">+--------------------+</text:p>
      <text:p text:style-name="P6">| Tables_in_ Saranya |</text:p>
      <text:p text:style-name="P6">+--------------------+</text:p>
      <text:p text:style-name="P6">| BRANCH <text:s text:c="12"/>|</text:p>
      <text:p text:style-name="P6">| CUSTOMER <text:s text:c="10"/>|</text:p>
      <text:p text:style-name="P6">| Student <text:s text:c="11"/>|</text:p>
      <text:p text:style-name="P6">+--------------------+</text:p>
      <text:p text:style-name="P6"><text:soft-page-break/>3 rows in set (0.01 sec)</text:p>
      <text:p text:style-name="P4"/>
      <text:list xml:id="list4153462008" text:style-name="WWNum21">
        <text:list-item>
          <text:p text:style-name="P26">mysql&gt; ALTER TABLE BRANCH RENAME TO BRANCH1;</text:p>
        </text:list-item>
      </text:list>
      <text:p text:style-name="P6">Query OK, 0 rows affected (0.04 sec)</text:p>
      <text:p text:style-name="P4"/>
      <text:list xml:id="list1796045213" text:style-name="WWNum22">
        <text:list-item>
          <text:p text:style-name="P27">mysql&gt; SHOW TABLES;</text:p>
        </text:list-item>
      </text:list>
      <text:p text:style-name="P6">+--------------------+</text:p>
      <text:p text:style-name="P6">| Tables_in_ Saranya |</text:p>
      <text:p text:style-name="P6">+--------------------+</text:p>
      <text:p text:style-name="P6">| BRANCH1 <text:s text:c="11"/>|</text:p>
      <text:p text:style-name="P6">| CUSTOMER <text:s text:c="10"/>|</text:p>
      <text:p text:style-name="P6">| Student <text:s text:c="11"/>|</text:p>
      <text:p text:style-name="P6">+--------------------+</text:p>
      <text:p text:style-name="P6">3 rows in set (0.01 sec)</text:p>
      <text:list xml:id="list180137670077666" text:continue-list="list180138396958705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Perform DCL Commands Grant and Revoke on Customer table</text:h>
                      <text:list>
                        <text:list-item>
                          <text:h text:style-name="P3" text:outline-level="5"><text:bookmark text:name="docs-internal-guid-749699ef-7fff-0ab1-1b"/><text:span text:style-name="T5">Grant : </text:span><text:span text:style-name="T6">Gives user access privileges to database.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46356882" text:style-name="WWNum23">
        <text:list-item>
          <text:p text:style-name="P28">sudo mysql -u root;</text:p>
        </text:list-item>
      </text:list>
      <text:p text:style-name="P6">Welcome to the MySQL monitor. <text:s/>Commands end with ; or \g.</text:p>
      <text:p text:style-name="P6">Your MySQL connection id is 19</text:p>
      <text:p text:style-name="P6">Server version: 8.0.33-0ubuntu0.22.04.2 (Ubuntu)</text:p>
      <text:p text:style-name="P6"/>
      <text:p text:style-name="P6">Copyright (c) 2000, 2023, Oracle and/or its affiliates.</text:p>
      <text:p text:style-name="P6"/>
      <text:p text:style-name="P6">Oracle is a registered trademark of Oracle Corporation and/or its</text:p>
      <text:p text:style-name="P6">affiliates. Other names may be trademarks of their respective</text:p>
      <text:p text:style-name="P6">owners.</text:p>
      <text:p text:style-name="P6"/>
      <text:p text:style-name="P6">Type 'help;' or '\h' for help. Type '\c' to clear the current input statement.</text:p>
      <text:p text:style-name="P4"/>
      <text:list xml:id="list4237106678" text:style-name="WWNum24">
        <text:list-item>
          <text:p text:style-name="P29">mysql&gt; USE Saranya;</text:p>
        </text:list-item>
      </text:list>
      <text:p text:style-name="P6">Reading table information for completion of table and column names</text:p>
      <text:p text:style-name="P6">You can turn off this feature to get a quicker startup with -A</text:p>
      <text:p text:style-name="P6"/>
      <text:p text:style-name="P6">Database changed</text:p>
      <text:p text:style-name="P6"/>
      <text:list xml:id="list1980955081" text:style-name="WWNum25">
        <text:list-item>
          <text:p text:style-name="P30">mysql&gt; CREATE USER user1 IDENTIFIED BY 'abc123';</text:p>
        </text:list-item>
      </text:list>
      <text:p text:style-name="P6">Query OK, 0 rows affected (0.04 sec)</text:p>
      <text:p text:style-name="P4"/>
      <text:list xml:id="list1066896078" text:style-name="WWNum26">
        <text:list-item>
          <text:p text:style-name="P31">mysql&gt; GRANT ALL ON CUSTOMER TO user1;</text:p>
        </text:list-item>
      </text:list>
      <text:p text:style-name="P6">Query OK, 0 rows affected (0.01 sec)</text:p>
      <text:p text:style-name="P4"/>
      <text:list xml:id="list2357124195" text:style-name="WWNum27">
        <text:list-item>
          <text:p text:style-name="P32">mysql&gt; EXIT</text:p>
        </text:list-item>
      </text:list>
      <text:p text:style-name="P6">Bye</text:p>
      <text:p text:style-name="P4"/>
      <text:list xml:id="list1515118569" text:style-name="WWNum28">
        <text:list-item>
          <text:p text:style-name="P33">sudo mysql -u user1 -p; </text:p>
        </text:list-item>
      </text:list>
      <text:p text:style-name="P6">Enter password: abc123</text:p>
      <text:p text:style-name="P6">Welcome to the MySQL monitor. <text:s/>Commands end with ; or \g.</text:p>
      <text:p text:style-name="P6">Your MySQL connection id is 21</text:p>
      <text:p text:style-name="P6">Server version: 8.0.33-0ubuntu0.22.04.2 (Ubuntu)</text:p>
      <text:p text:style-name="P6"/>
      <text:p text:style-name="P6">Copyright (c) 2000, 2023, Oracle and/or its affiliates.</text:p>
      <text:p text:style-name="P6"/>
      <text:p text:style-name="P6">Oracle is a registered trademark of Oracle Corporation and/or its</text:p>
      <text:p text:style-name="P6">affiliates. Other names may be trademarks of their respective</text:p>
      <text:p text:style-name="P6">owners.</text:p>
      <text:p text:style-name="P6"/>
      <text:p text:style-name="P6">Type 'help;' or '\h' for help. Type '\c' to clear the current input statement.</text:p>
      <text:p text:style-name="P4"/>
      <text:list xml:id="list428492860" text:style-name="WWNum29">
        <text:list-item>
          <text:p text:style-name="P34">mysql&gt; SHOW DATABASES;</text:p>
        </text:list-item>
      </text:list>
      <text:p text:style-name="P6">+--------------------+</text:p>
      <text:p text:style-name="P6">| Database <text:s text:c="10"/>|</text:p>
      <text:p text:style-name="P6">+--------------------+</text:p>
      <text:p text:style-name="P6">| Saranya <text:s text:c="11"/>|</text:p>
      <text:p text:style-name="P6">| information_schema |</text:p>
      <text:p text:style-name="P6">| performance_schema |</text:p>
      <text:p text:style-name="P6">+--------------------+</text:p>
      <text:p text:style-name="P6"><text:soft-page-break/>3 rows in set (0.00 sec)</text:p>
      <text:p text:style-name="P4"/>
      <text:list xml:id="list602900398" text:style-name="WWNum30">
        <text:list-item>
          <text:p text:style-name="P35">mysql&gt; USE Saranya;</text:p>
        </text:list-item>
      </text:list>
      <text:p text:style-name="P6">Reading table information for completion of table and column names</text:p>
      <text:p text:style-name="P6">You can turn off this feature to get a quicker startup with -A</text:p>
      <text:p text:style-name="P6"/>
      <text:p text:style-name="P6">Database changed</text:p>
      <text:p text:style-name="P6"/>
      <text:list xml:id="list3415858469" text:style-name="WWNum31">
        <text:list-item>
          <text:p text:style-name="P36">mysql&gt; SHOW TABLES;</text:p>
        </text:list-item>
      </text:list>
      <text:p text:style-name="P6">+--------------------+</text:p>
      <text:p text:style-name="P6">| Tables_in_ Saranya |</text:p>
      <text:p text:style-name="P6">+--------------------+</text:p>
      <text:p text:style-name="P6">| CUSTOMER <text:s text:c="10"/>|</text:p>
      <text:p text:style-name="P6">+--------------------+</text:p>
      <text:p text:style-name="P6">1 row in set (0.00 sec)</text:p>
      <text:p text:style-name="P4"/>
      <text:list xml:id="list2886463861" text:style-name="WWNum32">
        <text:list-item>
          <text:p text:style-name="P37">mysql&gt; EXIT</text:p>
        </text:list-item>
      </text:list>
      <text:p text:style-name="P6">Bye</text:p>
      <text:list xml:id="list180138731267929" text:continue-list="list180137670077666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<text:span text:style-name="T5">Revoke : </text:span><text:span text:style-name="T4">Take back permissions from user.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75311543" text:style-name="WWNum33">
        <text:list-item>
          <text:p text:style-name="P38">sudo mysql -u root;</text:p>
        </text:list-item>
      </text:list>
      <text:p text:style-name="P11"/>
      <text:list xml:id="list180137870065960" text:continue-numbering="true" text:style-name="WWNum33">
        <text:list-item>
          <text:p text:style-name="P38">mysql&gt; USE Saranya;</text:p>
        </text:list-item>
      </text:list>
      <text:p text:style-name="P7">Reading table information for completion of table and column names</text:p>
      <text:p text:style-name="P7">You can turn off this feature to get a quicker startup with -A</text:p>
      <text:p text:style-name="P7"/>
      <text:p text:style-name="P7">Database changed</text:p>
      <text:p text:style-name="P11"/>
      <text:list xml:id="list2683794168" text:style-name="WWNum34">
        <text:list-item>
          <text:p text:style-name="P39">mysql&gt; REVOKE ALL ON CUSTOMER FROM user1;</text:p>
        </text:list-item>
      </text:list>
      <text:p text:style-name="P7">Query OK, 0 rows affected (0.02 sec)</text:p>
      <text:p text:style-name="P11"/>
      <text:list xml:id="list1457253967" text:style-name="WWNum35">
        <text:list-item>
          <text:p text:style-name="P40">mysql&gt; EXIT</text:p>
        </text:list-item>
      </text:list>
      <text:p text:style-name="P7">Bye</text:p>
      <text:p text:style-name="P4"/>
      <text:list xml:id="list2441926061" text:style-name="WWNum36">
        <text:list-item>
          <text:p text:style-name="P41">sudo mysql -u user1 -p; </text:p>
        </text:list-item>
      </text:list>
      <text:p text:style-name="P7">Enter password: abc123</text:p>
      <text:p text:style-name="P7"/>
      <text:list xml:id="list510779685" text:style-name="WWNum37">
        <text:list-item>
          <text:p text:style-name="P42">mysql&gt; SHOW DATABASES;</text:p>
        </text:list-item>
      </text:list>
      <text:p text:style-name="P7">+--------------------+</text:p>
      <text:p text:style-name="P7">| Database <text:s text:c="10"/>|</text:p>
      <text:p text:style-name="P7">+--------------------+</text:p>
      <text:p text:style-name="P7">| information_schema |</text:p>
      <text:p text:style-name="P7">| performance_schema |</text:p>
      <text:p text:style-name="P7">+--------------------+</text:p>
      <text:p text:style-name="P7">2 rows in set (0.00 sec)<text:line-break/></text:p>
      <text:list xml:id="list3594761826" text:style-name="WWNum38">
        <text:list-item>
          <text:p text:style-name="P43">mysql&gt; EXIT</text:p>
        </text:list-item>
      </text:list>
      <text:p text:style-name="P7">Bye</text:p>
      <text:list xml:id="list180138280324795" text:continue-list="list180138731267929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Truncate table</text:h>
                    </text:list-item>
                  </text:list>
                </text:list-item>
              </text:list>
            </text:list-item>
          </text:list>
        </text:list-item>
      </text:list>
      <text:list xml:id="list1206364849" text:style-name="WWNum39">
        <text:list-item>
          <text:p text:style-name="P44">mysql&gt; USE Saranya;</text:p>
        </text:list-item>
      </text:list>
      <text:p text:style-name="P6">Reading table information for completion of table and column names</text:p>
      <text:p text:style-name="P6">You can turn off this feature to get a quicker startup with -A</text:p>
      <text:p text:style-name="P6"/>
      <text:p text:style-name="P6">Database changed</text:p>
      <text:p text:style-name="P6"/>
      <text:list xml:id="list1553952796" text:style-name="WWNum40">
        <text:list-item>
          <text:p text:style-name="P45">mysql&gt; TRUNCATE TABLE BRANCH1;</text:p>
        </text:list-item>
      </text:list>
      <text:p text:style-name="P6">Query OK, 0 rows affected (0.08 sec)</text:p>
      <text:p text:style-name="P4"/>
      <text:list xml:id="list1901457742" text:style-name="WWNum41">
        <text:list-item>
          <text:p text:style-name="P46">mysql&gt; SHOW TABLES;</text:p>
        </text:list-item>
      </text:list>
      <text:p text:style-name="P6">+--------------------+</text:p>
      <text:p text:style-name="P6">| Tables_in_ Saranya |</text:p>
      <text:p text:style-name="P6">+--------------------+</text:p>
      <text:p text:style-name="P6">| BRANCH1 <text:s text:c="11"/>|</text:p>
      <text:p text:style-name="P6">| CUSTOMER <text:s text:c="10"/>|</text:p>
      <text:p text:style-name="P6">| Student <text:s text:c="11"/>|</text:p>
      <text:p text:style-name="P6">+--------------------+</text:p>
      <text:p text:style-name="P6">3 rows in set (0.00 sec)</text:p>
      <text:p text:style-name="P4"><text:soft-page-break/></text:p>
      <text:list xml:id="list3812649543" text:style-name="WWNum42">
        <text:list-item>
          <text:p text:style-name="P47">mysql&gt; DESCRIBE BRANCH1;</text:p>
        </text:list-item>
      </text:list>
      <text:p text:style-name="P6">+-----------+-------------+------+-----+---------+-------+</text:p>
      <text:p text:style-name="P6">| Field <text:s text:c="4"/>| Type <text:s text:c="7"/>| Null | Key | Default | Extra |</text:p>
      <text:p text:style-name="P6">+-----------+-------------+------+-----+---------+-------+</text:p>
      <text:p text:style-name="P6">| Branch_id | varchar(5) <text:s/>| NO <text:s text:c="2"/>| PRI | NULL <text:s text:c="3"/>| <text:s text:c="6"/>|</text:p>
      <text:p text:style-name="P6">| B_name <text:s text:c="3"/>| varchar(15) | YES <text:s/>| <text:s text:c="4"/>| NULL <text:s text:c="3"/>| <text:s text:c="6"/>|</text:p>
      <text:p text:style-name="P6">| City <text:s text:c="5"/>| varchar(10) | YES <text:s/>| <text:s text:c="4"/>| NULL <text:s text:c="3"/>| <text:s text:c="6"/>|</text:p>
      <text:p text:style-name="P6">+-----------+-------------+------+-----+---------+-------+</text:p>
      <text:p text:style-name="P6">3 rows in set (0.01 sec)</text:p>
      <text:p text:style-name="P4"/>
      <text:list xml:id="list638928075" text:style-name="WWNum43">
        <text:list-item>
          <text:p text:style-name="P48">mysql&gt; SELECT *FROM BRANCH1;</text:p>
        </text:list-item>
      </text:list>
      <text:p text:style-name="P6">Empty set (0.00 sec)</text:p>
      <text:p text:style-name="P4"/>
      <text:list xml:id="list2739080442" text:style-name="WWNum44">
        <text:list-item>
          <text:p text:style-name="P49">mysql&gt; INSERT INTO BRANCH1 VALUES(1,'CANARA','KOZHIKODE'), (2,'FEDERAL','IDUKKI');</text:p>
        </text:list-item>
      </text:list>
      <text:p text:style-name="P6">Query OK, 2 rows affected (0.01 sec)</text:p>
      <text:p text:style-name="P6">Records: 2 <text:s/>Duplicates: 0 <text:s/>Warnings: 0</text:p>
      <text:p text:style-name="P4"/>
      <text:list xml:id="list929294035" text:style-name="WWNum45">
        <text:list-item>
          <text:p text:style-name="P50">mysql&gt; SELECT *FROM BRANCH1;</text:p>
        </text:list-item>
      </text:list>
      <text:p text:style-name="P6">+-----------+---------+-----------+</text:p>
      <text:p text:style-name="P6">| Branch_id | B_name <text:s/>| City <text:s text:c="5"/>|</text:p>
      <text:p text:style-name="P6">+-----------+---------+-----------+</text:p>
      <text:p text:style-name="P6">| 1 <text:s text:c="8"/>| CANARA <text:s/>| KOZHIKODE |</text:p>
      <text:p text:style-name="P6">| 2 <text:s text:c="8"/>| FEDERAL | IDUKKI <text:s text:c="3"/>|</text:p>
      <text:p text:style-name="P6">+-----------+---------+-----------+</text:p>
      <text:p text:style-name="P6">2 rows in set (0.01 sec)</text:p>
      <text:p text:style-name="P4"/>
      <text:list xml:id="list406894764" text:style-name="WWNum46">
        <text:list-item>
          <text:p text:style-name="P51">mysql&gt; TRUNCATE TABLE BRANCH1;</text:p>
        </text:list-item>
      </text:list>
      <text:p text:style-name="P6">Query OK, 0 rows affected (0.08 sec)</text:p>
      <text:p text:style-name="P4"/>
      <text:list xml:id="list1112469754" text:style-name="WWNum47">
        <text:list-item>
          <text:p text:style-name="P52">mysql&gt; SELECT *FROM BRANCH1;</text:p>
        </text:list-item>
      </text:list>
      <text:p text:style-name="P6">Empty set (0.00 sec)</text:p>
      <text:p text:style-name="P4"/>
      <text:list xml:id="list3006436249" text:style-name="WWNum48">
        <text:list-item>
          <text:p text:style-name="P53">mysql&gt; DESCRIBE BRANCH1;</text:p>
        </text:list-item>
      </text:list>
      <text:p text:style-name="P6">+-----------+-------------+------+-----+---------+-------+</text:p>
      <text:p text:style-name="P6">| Field <text:s text:c="4"/>| Type <text:s text:c="7"/>| Null | Key | Default | Extra |</text:p>
      <text:p text:style-name="P6">+-----------+-------------+------+-----+---------+-------+</text:p>
      <text:p text:style-name="P6">| Branch_id | varchar(5) <text:s/>| NO <text:s text:c="2"/>| PRI | NULL <text:s text:c="3"/>| <text:s text:c="6"/>|</text:p>
      <text:p text:style-name="P6">| B_name <text:s text:c="3"/>| varchar(15) | YES <text:s/>| <text:s text:c="4"/>| NULL <text:s text:c="3"/>| <text:s text:c="6"/>|</text:p>
      <text:p text:style-name="P6">| City <text:s text:c="5"/>| varchar(10) | YES <text:s/>| <text:s text:c="4"/>| NULL <text:s text:c="3"/>| <text:s text:c="6"/>|</text:p>
      <text:p text:style-name="P6">+-----------+-------------+------+-----+---------+-------+</text:p>
      <text:p text:style-name="P6">3 rows in set (0.01 sec)</text:p>
      <text:list xml:id="list180138336789238" text:continue-list="list180138280324795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Drop table</text:h>
                    </text:list-item>
                  </text:list>
                </text:list-item>
              </text:list>
            </text:list-item>
          </text:list>
        </text:list-item>
      </text:list>
      <text:list xml:id="list914385160" text:style-name="WWNum49">
        <text:list-item>
          <text:p text:style-name="P54">mysql&gt; SHOW TABLES;</text:p>
        </text:list-item>
      </text:list>
      <text:p text:style-name="P6">+--------------------+</text:p>
      <text:p text:style-name="P6">| Tables_in_ Saranya |</text:p>
      <text:p text:style-name="P6">+--------------------+</text:p>
      <text:p text:style-name="P6">| BRANCH1 <text:s text:c="11"/>|</text:p>
      <text:p text:style-name="P6">| CUSTOMER <text:s text:c="10"/>|</text:p>
      <text:p text:style-name="P6">| Student <text:s text:c="11"/>|</text:p>
      <text:p text:style-name="P6">+--------------------+</text:p>
      <text:p text:style-name="P6">3 rows in set (0.00 sec)</text:p>
      <text:p text:style-name="P4"/>
      <text:list xml:id="list1519454647" text:style-name="WWNum50">
        <text:list-item>
          <text:p text:style-name="P55">mysql&gt; DROP TABLE CUSTOMER;</text:p>
        </text:list-item>
      </text:list>
      <text:p text:style-name="P6">Query OK, 0 rows affected (0.04 sec)</text:p>
      <text:p text:style-name="P4"/>
      <text:list xml:id="list349109984" text:style-name="WWNum51">
        <text:list-item>
          <text:p text:style-name="P56">mysql&gt; SHOW TABLES;</text:p>
        </text:list-item>
      </text:list>
      <text:p text:style-name="P6">+--------------------+</text:p>
      <text:p text:style-name="P6">| Tables_in_ Saranya |</text:p>
      <text:p text:style-name="P6">+--------------------+</text:p>
      <text:p text:style-name="P6">| BRANCH1 <text:s text:c="11"/>|</text:p>
      <text:p text:style-name="P6">| Student <text:s text:c="11"/>|</text:p>
      <text:p text:style-name="P6">+--------------------+</text:p>
      <text:p text:style-name="P6">2 rows in set (0.00 sec)</text:p>
      <text:p text:style-name="P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, serif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Wingdings1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Wingdings1" style:font-family-complex="Wingdings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Wingdings1" style:font-family-complex="Wingdings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Wingdings1" style:font-family-complex="Wingdings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-complex="Wingdings1" style:font-family-complex="Wingdings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Wingdings1" style:font-family-complex="Wingdings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Wingdings1" style:font-family-complex="Wingdings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style:font-name-complex="Wingdings1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Wingdings1" style:font-family-complex="Wingdings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Wingdings1" style:font-family-complex="Wingdings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1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Wingdings1" style:font-family-complex="Wingdings" style:font-family-generic-complex="system" style:font-pitch-complex="variable"/>
    </style:style>
    <style:style style:name="ListLabel_20_264" style:display-name="ListLabel 264" style:family="text">
      <style:text-properties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Wingdings1" style:font-family-complex="Wingdings" style:font-family-generic-complex="system" style:font-pitch-complex="variable"/>
    </style:style>
    <style:style style:name="ListLabel_20_270" style:display-name="ListLabel 270" style:family="text">
      <style:text-properties style:font-name-complex="Wingdings1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Wingdings1" style:font-family-complex="Wingdings" style:font-family-generic-complex="system" style:font-pitch-complex="variable"/>
    </style:style>
    <style:style style:name="ListLabel_20_273" style:display-name="ListLabel 273" style:family="text">
      <style:text-properties style:font-name-complex="Wingdings1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-complex="Wingdings1" style:font-family-complex="Wingdings" style:font-family-generic-complex="system" style:font-pitch-complex="variable"/>
    </style:style>
    <style:style style:name="ListLabel_20_276" style:display-name="ListLabel 276" style:family="text">
      <style:text-properties style:font-name-complex="Wingdings1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Wingdings1" style:font-family-complex="Wingdings" style:font-family-generic-complex="system" style:font-pitch-complex="variable"/>
    </style:style>
    <style:style style:name="ListLabel_20_279" style:display-name="ListLabel 279" style:family="text">
      <style:text-properties style:font-name-complex="Wingdings1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Wingdings1" style:font-family-complex="Wingdings" style:font-family-generic-complex="system" style:font-pitch-complex="variable"/>
    </style:style>
    <style:style style:name="ListLabel_20_282" style:display-name="ListLabel 282" style:family="text">
      <style:text-properties style:font-name-complex="Wingdings1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Wingdings1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-complex="Wingdings1" style:font-family-complex="Wingdings" style:font-family-generic-complex="system" style:font-pitch-complex="variable"/>
    </style:style>
    <style:style style:name="ListLabel_20_285" style:display-name="ListLabel 285" style:family="text">
      <style:text-properties style:font-name-complex="Wingdings1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Wingdings1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Wingdings1" style:font-family-complex="Wingdings" style:font-family-generic-complex="system" style:font-pitch-complex="variable"/>
    </style:style>
    <style:style style:name="ListLabel_20_288" style:display-name="ListLabel 288" style:family="text">
      <style:text-properties style:font-name-complex="Wingdings1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Wingdings1" style:font-family-complex="Wingdings" style:font-family-generic-complex="system" style:font-pitch-complex="variable"/>
    </style:style>
    <style:style style:name="ListLabel_20_291" style:display-name="ListLabel 291" style:family="text">
      <style:text-properties style:font-name-complex="Wingdings1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-complex="Wingdings1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Wingdings1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Wingdings1" style:font-family-complex="Wingdings" style:font-family-generic-complex="system" style:font-pitch-complex="variable"/>
    </style:style>
    <style:style style:name="ListLabel_20_297" style:display-name="ListLabel 297" style:family="text">
      <style:text-properties style:font-name-complex="Wingdings1" style:font-family-complex="Wingdings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Wingdings1" style:font-family-complex="Wingdings" style:font-family-generic-complex="system" style:font-pitch-complex="variable"/>
    </style:style>
    <style:style style:name="ListLabel_20_300" style:display-name="ListLabel 300" style:family="text">
      <style:text-properties style:font-name-complex="Wingdings1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-complex="Wingdings1" style:font-family-complex="Wingdings" style:font-family-generic-complex="system" style:font-pitch-complex="variable"/>
    </style:style>
    <style:style style:name="ListLabel_20_303" style:display-name="ListLabel 303" style:family="text">
      <style:text-properties style:font-name-complex="Wingdings1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Wingdings1" style:font-family-complex="Wingdings" style:font-family-generic-complex="system" style:font-pitch-complex="variable"/>
    </style:style>
    <style:style style:name="ListLabel_20_306" style:display-name="ListLabel 306" style:family="text">
      <style:text-properties style:font-name-complex="Wingdings1" style:font-family-complex="Wingdings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Wingdings1" style:font-family-complex="Wingdings" style:font-family-generic-complex="system" style:font-pitch-complex="variable"/>
    </style:style>
    <style:style style:name="ListLabel_20_309" style:display-name="ListLabel 309" style:family="text">
      <style:text-properties style:font-name-complex="Wingdings1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complex="Wingdings1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-complex="Wingdings1" style:font-family-complex="Wingdings" style:font-family-generic-complex="system" style:font-pitch-complex="variable"/>
    </style:style>
    <style:style style:name="ListLabel_20_312" style:display-name="ListLabel 312" style:family="text">
      <style:text-properties style:font-name-complex="Wingdings1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complex="Wingdings1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-complex="Wingdings1" style:font-family-complex="Wingdings" style:font-family-generic-complex="system" style:font-pitch-complex="variable"/>
    </style:style>
    <style:style style:name="ListLabel_20_315" style:display-name="ListLabel 315" style:family="text">
      <style:text-properties style:font-name-complex="Wingdings1" style:font-family-complex="Wingdings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Wingdings1" style:font-family-complex="Wingdings" style:font-family-generic-complex="system" style:font-pitch-complex="variable"/>
    </style:style>
    <style:style style:name="ListLabel_20_318" style:display-name="ListLabel 318" style:family="text">
      <style:text-properties style:font-name-complex="Wingdings1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font-name-complex="Wingdings1" style:font-family-complex="Wingdings" style:font-family-generic-complex="system" style:font-pitch-complex="variable"/>
    </style:style>
    <style:style style:name="ListLabel_20_321" style:display-name="ListLabel 321" style:family="text">
      <style:text-properties style:font-name-complex="Wingdings1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font-name-complex="Wingdings1" style:font-family-complex="Wingdings" style:font-family-generic-complex="system" style:font-pitch-complex="variable"/>
    </style:style>
    <style:style style:name="ListLabel_20_324" style:display-name="ListLabel 324" style:family="text">
      <style:text-properties style:font-name-complex="Wingdings1" style:font-family-complex="Wingdings" style:font-family-generic-complex="system" style:font-pitch-complex="variable"/>
    </style:style>
    <style:style style:name="ListLabel_20_325" style:display-name="ListLabel 325" style:family="text">
      <style:text-properties style:font-name-complex="Symbol1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-complex="Wingdings1" style:font-family-complex="Wingdings" style:font-family-generic-complex="system" style:font-pitch-complex="variable"/>
    </style:style>
    <style:style style:name="ListLabel_20_327" style:display-name="ListLabel 327" style:family="text">
      <style:text-properties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Wingdings1" style:font-family-complex="Wingdings" style:font-family-generic-complex="system" style:font-pitch-complex="variable"/>
    </style:style>
    <style:style style:name="ListLabel_20_333" style:display-name="ListLabel 333" style:family="text">
      <style:text-properties style:font-name-complex="Wingdings1" style:font-family-complex="Wingdings" style:font-family-generic-complex="system" style:font-pitch-complex="variable"/>
    </style:style>
    <style:style style:name="ListLabel_20_334" style:display-name="ListLabel 334" style:family="text">
      <style:text-properties style:font-name-complex="Symbol1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-complex="Wingdings1" style:font-family-complex="Wingdings" style:font-family-generic-complex="system" style:font-pitch-complex="variable"/>
    </style:style>
    <style:style style:name="ListLabel_20_336" style:display-name="ListLabel 336" style:family="text">
      <style:text-properties style:font-name-complex="Wingdings1" style:font-family-complex="Wingdings" style:font-family-generic-complex="system" style:font-pitch-complex="variable"/>
    </style:style>
    <style:style style:name="ListLabel_20_337" style:display-name="ListLabel 337" style:family="text">
      <style:text-properties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font-name-complex="Wingdings1" style:font-family-complex="Wingdings" style:font-family-generic-complex="system" style:font-pitch-complex="variable"/>
    </style:style>
    <style:style style:name="ListLabel_20_339" style:display-name="ListLabel 339" style:family="text">
      <style:text-properties style:font-name-complex="Wingdings1" style:font-family-complex="Wingdings" style:font-family-generic-complex="system" style:font-pitch-complex="variable"/>
    </style:style>
    <style:style style:name="ListLabel_20_340" style:display-name="ListLabel 340" style:family="text">
      <style:text-properties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font-name-complex="Wingdings1" style:font-family-complex="Wingdings" style:font-family-generic-complex="system" style:font-pitch-complex="variable"/>
    </style:style>
    <style:style style:name="ListLabel_20_342" style:display-name="ListLabel 342" style:family="text">
      <style:text-properties style:font-name-complex="Wingdings1" style:font-family-complex="Wingdings" style:font-family-generic-complex="system" style:font-pitch-complex="variable"/>
    </style:style>
    <style:style style:name="ListLabel_20_343" style:display-name="ListLabel 343" style:family="text">
      <style:text-properties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Wingdings1" style:font-family-complex="Wingdings" style:font-family-generic-complex="system" style:font-pitch-complex="variable"/>
    </style:style>
    <style:style style:name="ListLabel_20_345" style:display-name="ListLabel 345" style:family="text">
      <style:text-properties style:font-name-complex="Wingdings1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-complex="Wingdings1" style:font-family-complex="Wingdings" style:font-family-generic-complex="system" style:font-pitch-complex="variable"/>
    </style:style>
    <style:style style:name="ListLabel_20_348" style:display-name="ListLabel 348" style:family="text">
      <style:text-properties style:font-name-complex="Wingdings1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Wingdings1" style:font-family-complex="Wingdings" style:font-family-generic-complex="system" style:font-pitch-complex="variable"/>
    </style:style>
    <style:style style:name="ListLabel_20_351" style:display-name="ListLabel 351" style:family="text">
      <style:text-properties style:font-name-complex="Wingdings1" style:font-family-complex="Wingdings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Wingdings1" style:font-family-complex="Wingdings" style:font-family-generic-complex="system" style:font-pitch-complex="variable"/>
    </style:style>
    <style:style style:name="ListLabel_20_354" style:display-name="ListLabel 354" style:family="text">
      <style:text-properties style:font-name-complex="Wingdings1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font-name-complex="Wingdings1" style:font-family-complex="Wingdings" style:font-family-generic-complex="system" style:font-pitch-complex="variable"/>
    </style:style>
    <style:style style:name="ListLabel_20_357" style:display-name="ListLabel 357" style:family="text">
      <style:text-properties style:font-name-complex="Wingdings1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font-name-complex="Wingdings1" style:font-family-complex="Wingdings" style:font-family-generic-complex="system" style:font-pitch-complex="variable"/>
    </style:style>
    <style:style style:name="ListLabel_20_360" style:display-name="ListLabel 360" style:family="text">
      <style:text-properties style:font-name-complex="Wingdings1" style:font-family-complex="Wingdings" style:font-family-generic-complex="system" style:font-pitch-complex="variable"/>
    </style:style>
    <style:style style:name="ListLabel_20_361" style:display-name="ListLabel 361" style:family="text">
      <style:text-properties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-complex="Wingdings1" style:font-family-complex="Wingdings" style:font-family-generic-complex="system" style:font-pitch-complex="variable"/>
    </style:style>
    <style:style style:name="ListLabel_20_363" style:display-name="ListLabel 363" style:family="text">
      <style:text-properties style:font-name-complex="Wingdings1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style:font-name-complex="Wingdings1" style:font-family-complex="Wingdings" style:font-family-generic-complex="system" style:font-pitch-complex="variable"/>
    </style:style>
    <style:style style:name="ListLabel_20_366" style:display-name="ListLabel 366" style:family="text">
      <style:text-properties style:font-name-complex="Wingdings1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style:font-name-complex="Wingdings1" style:font-family-complex="Wingdings" style:font-family-generic-complex="system" style:font-pitch-complex="variable"/>
    </style:style>
    <style:style style:name="ListLabel_20_369" style:display-name="ListLabel 369" style:family="text">
      <style:text-properties style:font-name-complex="Wingdings1" style:font-family-complex="Wingdings" style:font-family-generic-complex="system" style:font-pitch-complex="variable"/>
    </style:style>
    <style:style style:name="ListLabel_20_370" style:display-name="ListLabel 370" style:family="text">
      <style:text-properties style:font-name-complex="Symbol1" style:font-family-complex="Symbol" style:font-family-generic-complex="system" style:font-pitch-complex="variable"/>
    </style:style>
    <style:style style:name="ListLabel_20_371" style:display-name="ListLabel 371" style:family="text">
      <style:text-properties style:font-name-complex="Wingdings1" style:font-family-complex="Wingdings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Wingdings1" style:font-family-complex="Wingdings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Wingdings1" style:font-family-complex="Wingdings" style:font-family-generic-complex="system" style:font-pitch-complex="variable"/>
    </style:style>
    <style:style style:name="ListLabel_20_381" style:display-name="ListLabel 381" style:family="text">
      <style:text-properties style:font-name-complex="Wingdings1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-complex="Wingdings1" style:font-family-complex="Wingdings" style:font-family-generic-complex="system" style:font-pitch-complex="variable"/>
    </style:style>
    <style:style style:name="ListLabel_20_384" style:display-name="ListLabel 384" style:family="text">
      <style:text-properties style:font-name-complex="Wingdings1" style:font-family-complex="Wingdings" style:font-family-generic-complex="system" style:font-pitch-complex="variable"/>
    </style:style>
    <style:style style:name="ListLabel_20_385" style:display-name="ListLabel 385" style:family="text">
      <style:text-properties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Wingdings1" style:font-family-complex="Wingdings" style:font-family-generic-complex="system" style:font-pitch-complex="variable"/>
    </style:style>
    <style:style style:name="ListLabel_20_387" style:display-name="ListLabel 387" style:family="text">
      <style:text-properties style:font-name-complex="Wingdings1" style:font-family-complex="Wingdings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Wingdings1" style:font-family-complex="Wingdings" style:font-family-generic-complex="system" style:font-pitch-complex="variable"/>
    </style:style>
    <style:style style:name="ListLabel_20_390" style:display-name="ListLabel 390" style:family="text">
      <style:text-properties style:font-name-complex="Wingdings1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style:font-name-complex="Wingdings1" style:font-family-complex="Wingdings" style:font-family-generic-complex="system" style:font-pitch-complex="variable"/>
    </style:style>
    <style:style style:name="ListLabel_20_393" style:display-name="ListLabel 393" style:family="text">
      <style:text-properties style:font-name-complex="Wingdings1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style:font-name-complex="Wingdings1" style:font-family-complex="Wingdings" style:font-family-generic-complex="system" style:font-pitch-complex="variable"/>
    </style:style>
    <style:style style:name="ListLabel_20_396" style:display-name="ListLabel 396" style:family="text">
      <style:text-properties style:font-name-complex="Wingdings1" style:font-family-complex="Wingdings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Wingdings1" style:font-family-complex="Wingdings" style:font-family-generic-complex="system" style:font-pitch-complex="variable"/>
    </style:style>
    <style:style style:name="ListLabel_20_399" style:display-name="ListLabel 399" style:family="text">
      <style:text-properties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-complex="Wingdings1" style:font-family-complex="Wingdings" style:font-family-generic-complex="system" style:font-pitch-complex="variable"/>
    </style:style>
    <style:style style:name="ListLabel_20_402" style:display-name="ListLabel 402" style:family="text">
      <style:text-properties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Wingdings1" style:font-family-complex="Wingdings" style:font-family-generic-complex="system" style:font-pitch-complex="variable"/>
    </style:style>
    <style:style style:name="ListLabel_20_405" style:display-name="ListLabel 405" style:family="text">
      <style:text-properties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Wingdings1" style:font-family-complex="Wingdings" style:font-family-generic-complex="system" style:font-pitch-complex="variable"/>
    </style:style>
    <style:style style:name="ListLabel_20_408" style:display-name="ListLabel 408" style:family="text">
      <style:text-properties style:font-name-complex="Wingdings1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complex="Wingdings1" style:font-family-complex="Wingdings" style:font-family-generic-complex="system" style:font-pitch-complex="variable"/>
    </style:style>
    <style:style style:name="ListLabel_20_410" style:display-name="ListLabel 410" style:family="text">
      <style:text-properties style:font-name-complex="Wingdings1" style:font-family-complex="Wingdings" style:font-family-generic-complex="system" style:font-pitch-complex="variable"/>
    </style:style>
    <style:style style:name="ListLabel_20_411" style:display-name="ListLabel 411" style:family="text">
      <style:text-properties style:font-name-complex="Wingdings1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complex="Wingdings1" style:font-family-complex="Wingdings" style:font-family-generic-complex="system" style:font-pitch-complex="variable"/>
    </style:style>
    <style:style style:name="ListLabel_20_413" style:display-name="ListLabel 413" style:family="text">
      <style:text-properties style:font-name-complex="Wingdings1" style:font-family-complex="Wingdings" style:font-family-generic-complex="system" style:font-pitch-complex="variable"/>
    </style:style>
    <style:style style:name="ListLabel_20_414" style:display-name="ListLabel 414" style:family="text">
      <style:text-properties style:font-name-complex="Wingdings1" style:font-family-complex="Wingdings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Wingdings1" style:font-family-complex="Wingdings" style:font-family-generic-complex="system" style:font-pitch-complex="variable"/>
    </style:style>
    <style:style style:name="ListLabel_20_417" style:display-name="ListLabel 417" style:family="text">
      <style:text-properties style:font-name-complex="Wingdings1" style:font-family-complex="Wingdings" style:font-family-generic-complex="system" style:font-pitch-complex="variable"/>
    </style:style>
    <style:style style:name="ListLabel_20_418" style:display-name="ListLabel 418" style:family="text">
      <style:text-properties style:font-name-complex="Wingdings1" style:font-family-complex="Wingdings" style:font-family-generic-complex="system" style:font-pitch-complex="variable"/>
    </style:style>
    <style:style style:name="ListLabel_20_419" style:display-name="ListLabel 419" style:family="text">
      <style:text-properties style:font-name-complex="Wingdings1" style:font-family-complex="Wingdings" style:font-family-generic-complex="system" style:font-pitch-complex="variable"/>
    </style:style>
    <style:style style:name="ListLabel_20_420" style:display-name="ListLabel 420" style:family="text">
      <style:text-properties style:font-name-complex="Wingdings1" style:font-family-complex="Wingdings" style:font-family-generic-complex="system" style:font-pitch-complex="variable"/>
    </style:style>
    <style:style style:name="ListLabel_20_421" style:display-name="ListLabel 421" style:family="text">
      <style:text-properties style:font-name-complex="Wingdings1" style:font-family-complex="Wingdings" style:font-family-generic-complex="system" style:font-pitch-complex="variable"/>
    </style:style>
    <style:style style:name="ListLabel_20_422" style:display-name="ListLabel 422" style:family="text">
      <style:text-properties style:font-name-complex="Wingdings1" style:font-family-complex="Wingdings" style:font-family-generic-complex="system" style:font-pitch-complex="variable"/>
    </style:style>
    <style:style style:name="ListLabel_20_423" style:display-name="ListLabel 423" style:family="text">
      <style:text-properties style:font-name-complex="Wingdings1" style:font-family-complex="Wingdings" style:font-family-generic-complex="system" style:font-pitch-complex="variable"/>
    </style:style>
    <style:style style:name="ListLabel_20_424" style:display-name="ListLabel 424" style:family="text">
      <style:text-properties style:font-name-complex="Symbol1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-complex="Wingdings1" style:font-family-complex="Wingdings" style:font-family-generic-complex="system" style:font-pitch-complex="variable"/>
    </style:style>
    <style:style style:name="ListLabel_20_426" style:display-name="ListLabel 426" style:family="text">
      <style:text-properties style:font-name-complex="Wingdings1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-complex="Wingdings1" style:font-family-complex="Wingdings" style:font-family-generic-complex="system" style:font-pitch-complex="variable"/>
    </style:style>
    <style:style style:name="ListLabel_20_429" style:display-name="ListLabel 429" style:family="text">
      <style:text-properties style:font-name-complex="Wingdings1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Wingdings1" style:font-family-complex="Wingdings" style:font-family-generic-complex="system" style:font-pitch-complex="variable"/>
    </style:style>
    <style:style style:name="ListLabel_20_432" style:display-name="ListLabel 432" style:family="text">
      <style:text-properties style:font-name-complex="Wingdings1" style:font-family-complex="Wingdings" style:font-family-generic-complex="system" style:font-pitch-complex="variable"/>
    </style:style>
    <style:style style:name="ListLabel_20_433" style:display-name="ListLabel 433" style:family="text">
      <style:text-properties style:font-name-complex="Symbol1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-complex="Wingdings1" style:font-family-complex="Wingdings" style:font-family-generic-complex="system" style:font-pitch-complex="variable"/>
    </style:style>
    <style:style style:name="ListLabel_20_435" style:display-name="ListLabel 435" style:family="text">
      <style:text-properties style:font-name-complex="Wingdings1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-complex="Wingdings1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-complex="Wingdings1" style:font-family-complex="Wingdings" style:font-family-generic-complex="system" style:font-pitch-complex="variable"/>
    </style:style>
    <style:style style:name="ListLabel_20_438" style:display-name="ListLabel 438" style:family="text">
      <style:text-properties style:font-name-complex="Wingdings1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-complex="Wingdings1" style:font-family-complex="Wingdings" style:font-family-generic-complex="system" style:font-pitch-complex="variable"/>
    </style:style>
    <style:style style:name="ListLabel_20_440" style:display-name="ListLabel 440" style:family="text">
      <style:text-properties style:font-name-complex="Wingdings1" style:font-family-complex="Wingdings" style:font-family-generic-complex="system" style:font-pitch-complex="variable"/>
    </style:style>
    <style:style style:name="ListLabel_20_441" style:display-name="ListLabel 441" style:family="text">
      <style:text-properties style:font-name-complex="Wingdings1" style:font-family-complex="Wingdings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Wingdings1" style:font-family-complex="Wingdings" style:font-family-generic-complex="system" style:font-pitch-complex="variable"/>
    </style:style>
    <style:style style:name="ListLabel_20_444" style:display-name="ListLabel 444" style:family="text">
      <style:text-properties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Wingdings1" style:font-family-complex="Wingdings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Wingdings1" style:font-family-complex="Wingdings" style:font-family-generic-complex="system" style:font-pitch-complex="variable"/>
    </style:style>
    <style:style style:name="ListLabel_20_455" style:display-name="ListLabel 455" style:family="text">
      <style:text-properties style:font-name-complex="Wingdings1" style:font-family-complex="Wingdings" style:font-family-generic-complex="system" style:font-pitch-complex="variable"/>
    </style:style>
    <style:style style:name="ListLabel_20_456" style:display-name="ListLabel 456" style:family="text">
      <style:text-properties style:font-name-complex="Wingdings1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-complex="Wingdings1" style:font-family-complex="Wingdings" style:font-family-generic-complex="system" style:font-pitch-complex="variable"/>
    </style:style>
    <style:style style:name="ListLabel_20_458" style:display-name="ListLabel 458" style:family="text">
      <style:text-properties style:font-name-complex="Wingdings1" style:font-family-complex="Wingdings" style:font-family-generic-complex="system" style:font-pitch-complex="variable"/>
    </style:style>
    <style:style style:name="ListLabel_20_459" style:display-name="ListLabel 459" style:family="text">
      <style:text-properties style:font-name-complex="Wingdings1" style:font-family-complex="Wingdings" style:font-family-generic-complex="system" style:font-pitch-complex="variable"/>
    </style:style>
    <style:style style:name="ListLabel_20_460" style:display-name="ListLabel 460" style:family="text">
      <style:text-properties style:font-name-complex="Wingdings1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Wingdings1" style:font-family-complex="Wingdings" style:font-family-generic-complex="system" style:font-pitch-complex="variable"/>
    </style:style>
    <style:style style:name="ListLabel_20_462" style:display-name="ListLabel 462" style:family="text">
      <style:text-properties style:font-name-complex="Wingdings1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-complex="Wingdings1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-complex="Wingdings1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Wingdings1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-complex="Wingdings1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Wingdings1" style:font-family-complex="Wingdings" style:font-family-generic-complex="system" style:font-pitch-complex="variable"/>
    </style:style>
    <style:style style:name="ListLabel_20_468" style:display-name="ListLabel 468" style:family="text">
      <style:text-properties style:font-name-complex="Wingdings1" style:font-family-complex="Wingdings" style:font-family-generic-complex="system" style:font-pitch-complex="variable"/>
    </style:style>
    <style:style style:name="ListLabel_20_469" style:display-name="ListLabel 469" style:family="text">
      <style:text-properties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Symbol1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-complex="Symbol1" style:font-family-complex="Symbol" style:font-family-generic-complex="system" style:font-pitch-complex="variable"/>
    </style:style>
    <style:style style:name="ListLabel_20_472" style:display-name="ListLabel 472" style:family="text">
      <style:text-properties style:font-name-complex="Symbol1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complex="Symbol1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-complex="Symbol1" style:font-family-complex="Symbol" style:font-family-generic-complex="system" style:font-pitch-complex="variable"/>
    </style:style>
    <style:style style:name="ListLabel_20_475" style:display-name="ListLabel 475" style:family="text">
      <style:text-properties style:font-name-complex="Symbol1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complex="Symbol1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Symbol1" style:font-family-complex="Symbol" style:font-family-generic-complex="system" style:font-pitch-complex="variable"/>
    </style:style>
    <style:style style:name="ListLabel_20_478" style:display-name="ListLabel 478" style:family="text">
      <style:text-properties style:font-name-complex="Symbol1" style:font-family-complex="Symbol" style:font-family-generic-complex="system" style:font-pitch-complex="variable"/>
    </style:style>
    <style:style style:name="ListLabel_20_479" style:display-name="ListLabel 479" style:family="text">
      <style:text-properties style:font-name-complex="OpenSymbol1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1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Symbol1" style:font-family-complex="Symbol" style:font-family-generic-complex="system" style:font-pitch-complex="variable"/>
    </style:style>
    <style:style style:name="ListLabel_20_482" style:display-name="ListLabel 482" style:family="text">
      <style:text-properties style:font-name-complex="OpenSymbol1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1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Symbol1" style:font-family-complex="Symbol" style:font-family-generic-complex="system" style:font-pitch-complex="variable"/>
    </style:style>
    <style:style style:name="ListLabel_20_485" style:display-name="ListLabel 485" style:family="text">
      <style:text-properties style:font-name-complex="OpenSymbol1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1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-complex="Wingdings1" style:font-family-complex="Wingdings" style:font-family-generic-complex="system" style:font-pitch-complex="variable"/>
    </style:style>
    <style:style style:name="ListLabel_20_488" style:display-name="ListLabel 488" style:family="text">
      <style:text-properties style:font-name-complex="Wingdings1" style:font-family-complex="Wingdings" style:font-family-generic-complex="system" style:font-pitch-complex="variable"/>
    </style:style>
    <style:style style:name="ListLabel_20_489" style:display-name="ListLabel 489" style:family="text">
      <style:text-properties style:font-name-complex="Wingdings1" style:font-family-complex="Wingdings" style:font-family-generic-complex="system" style:font-pitch-complex="variable"/>
    </style:style>
    <style:style style:name="ListLabel_20_490" style:display-name="ListLabel 490" style:family="text">
      <style:text-properties style:font-name-complex="Wingdings1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-complex="Wingdings1" style:font-family-complex="Wingdings" style:font-family-generic-complex="system" style:font-pitch-complex="variable"/>
    </style:style>
    <style:style style:name="ListLabel_20_492" style:display-name="ListLabel 492" style:family="text">
      <style:text-properties style:font-name-complex="Wingdings1" style:font-family-complex="Wingdings" style:font-family-generic-complex="system" style:font-pitch-complex="variable"/>
    </style:style>
    <style:style style:name="ListLabel_20_493" style:display-name="ListLabel 493" style:family="text">
      <style:text-properties style:font-name-complex="Wingdings1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Wingdings1" style:font-family-complex="Wingdings" style:font-family-generic-complex="system" style:font-pitch-complex="variable"/>
    </style:style>
    <style:style style:name="ListLabel_20_495" style:display-name="ListLabel 495" style:family="text">
      <style:text-properties style:font-name-complex="Wingdings1" style:font-family-complex="Wingdings" style:font-family-generic-complex="system" style:font-pitch-complex="variable"/>
    </style:style>
    <style:style style:name="ListLabel_20_496" style:display-name="ListLabel 496" style:family="text">
      <style:text-properties style:font-name-complex="Symbol1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-complex="Symbol1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Symbol1" style:font-family-complex="Symbol" style:font-family-generic-complex="system" style:font-pitch-complex="variable"/>
    </style:style>
    <style:style style:name="ListLabel_20_499" style:display-name="ListLabel 499" style:family="text">
      <style:text-properties style:font-name-complex="Symbol1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-complex="Symbol1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Symbol1" style:font-family-complex="Symbol" style:font-family-generic-complex="system" style:font-pitch-complex="variable"/>
    </style:style>
    <style:style style:name="ListLabel_20_502" style:display-name="ListLabel 502" style:family="text">
      <style:text-properties style:font-name-complex="Symbol1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-complex="Symbol1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-complex="Symbol1" style:font-family-complex="Symbol" style:font-family-generic-complex="system" style:font-pitch-complex="variable"/>
    </style:style>
    <style:style style:name="ListLabel_20_505" style:display-name="ListLabel 505" style:family="text">
      <style:text-properties style:font-name-complex="Wingdings1" style:font-family-complex="Wingdings" style:font-family-generic-complex="system" style:font-pitch-complex="variable"/>
    </style:style>
    <style:style style:name="ListLabel_20_506" style:display-name="ListLabel 506" style:family="text">
      <style:text-properties style:font-name-complex="Wingdings1" style:font-family-complex="Wingdings" style:font-family-generic-complex="system" style:font-pitch-complex="variable"/>
    </style:style>
    <style:style style:name="ListLabel_20_507" style:display-name="ListLabel 507" style:family="text">
      <style:text-properties style:font-name-complex="Wingdings1" style:font-family-complex="Wingdings" style:font-family-generic-complex="system" style:font-pitch-complex="variable"/>
    </style:style>
    <style:style style:name="ListLabel_20_508" style:display-name="ListLabel 508" style:family="text">
      <style:text-properties style:font-name-complex="Wingdings1" style:font-family-complex="Wingdings" style:font-family-generic-complex="system" style:font-pitch-complex="variable"/>
    </style:style>
    <style:style style:name="ListLabel_20_509" style:display-name="ListLabel 509" style:family="text">
      <style:text-properties style:font-name-complex="Wingdings1" style:font-family-complex="Wingdings" style:font-family-generic-complex="system" style:font-pitch-complex="variable"/>
    </style:style>
    <style:style style:name="ListLabel_20_510" style:display-name="ListLabel 510" style:family="text">
      <style:text-properties style:font-name-complex="Wingdings1" style:font-family-complex="Wingdings" style:font-family-generic-complex="system" style:font-pitch-complex="variable"/>
    </style:style>
    <style:style style:name="ListLabel_20_511" style:display-name="ListLabel 511" style:family="text">
      <style:text-properties style:font-name-complex="Wingdings1" style:font-family-complex="Wingdings" style:font-family-generic-complex="system" style:font-pitch-complex="variable"/>
    </style:style>
    <style:style style:name="ListLabel_20_512" style:display-name="ListLabel 512" style:family="text">
      <style:text-properties style:font-name-complex="Wingdings1" style:font-family-complex="Wingdings" style:font-family-generic-complex="system" style:font-pitch-complex="variable"/>
    </style:style>
    <style:style style:name="ListLabel_20_513" style:display-name="ListLabel 513" style:family="text">
      <style:text-properties style:font-name-complex="Wingdings1" style:font-family-complex="Wingdings" style:font-family-generic-complex="system" style:font-pitch-complex="variable"/>
    </style:style>
    <style:style style:name="ListLabel_20_514" style:display-name="ListLabel 514" style:family="text">
      <style:text-properties style:font-name-complex="Wingdings1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Wingdings1" style:font-family-complex="Wingdings" style:font-family-generic-complex="system" style:font-pitch-complex="variable"/>
    </style:style>
    <style:style style:name="ListLabel_20_516" style:display-name="ListLabel 516" style:family="text">
      <style:text-properties style:font-name-complex="Wingdings1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complex="Wingdings1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-complex="Wingdings1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Wingdings1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complex="Wingdings1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Wingdings1" style:font-family-complex="Wingdings" style:font-family-generic-complex="system" style:font-pitch-complex="variable"/>
    </style:style>
    <style:style style:name="ListLabel_20_522" style:display-name="ListLabel 522" style:family="text">
      <style:text-properties style:font-name-complex="Wingdings1" style:font-family-complex="Wingdings" style:font-family-generic-complex="system" style:font-pitch-complex="variable"/>
    </style:style>
    <style:style style:name="ListLabel_20_523" style:display-name="ListLabel 523" style:family="text">
      <style:text-properties style:font-name-complex="Symbol1" style:font-family-complex="Symbol" style:font-family-generic-complex="system" style:font-pitch-complex="variable"/>
    </style:style>
    <style:style style:name="ListLabel_20_524" style:display-name="ListLabel 524" style:family="text">
      <style:text-properties style:font-name-complex="Symbol1" style:font-family-complex="Symbol" style:font-family-generic-complex="system" style:font-pitch-complex="variable"/>
    </style:style>
    <style:style style:name="ListLabel_20_525" style:display-name="ListLabel 525" style:family="text">
      <style:text-properties style:font-name-complex="Symbol1" style:font-family-complex="Symbol" style:font-family-generic-complex="system" style:font-pitch-complex="variable"/>
    </style:style>
    <style:style style:name="ListLabel_20_526" style:display-name="ListLabel 526" style:family="text">
      <style:text-properties style:font-name-complex="Symbol1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complex="Symbol1" style:font-family-complex="Symbol" style:font-family-generic-complex="system" style:font-pitch-complex="variable"/>
    </style:style>
    <style:style style:name="ListLabel_20_528" style:display-name="ListLabel 528" style:family="text">
      <style:text-properties style:font-name-complex="Symbol1" style:font-family-complex="Symbol" style:font-family-generic-complex="system" style:font-pitch-complex="variable"/>
    </style:style>
    <style:style style:name="ListLabel_20_529" style:display-name="ListLabel 529" style:family="text">
      <style:text-properties style:font-name-complex="Symbol1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complex="Symbol1" style:font-family-complex="Symbol" style:font-family-generic-complex="system" style:font-pitch-complex="variable"/>
    </style:style>
    <style:style style:name="ListLabel_20_531" style:display-name="ListLabel 531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4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4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4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8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8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8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8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4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5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5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5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5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5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1.044cm" fo:margin-left="1.044cm" fo:margin-right="1.044cm" fo:border="0.26pt solid #000000" fo:padding="0.03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59:53</meta:creation-date>
    <dc:language>en-IN</dc:language>
    <dc:date>2023-06-13T17:16:50</dc:date>
    <meta:editing-cycles>5</meta:editing-cycles>
    <meta:editing-duration>PT16M</meta:editing-duration>
    <meta:generator>LibreOffice/7.3.7.2$Linux_X86_64 LibreOffice_project/30$Build-2</meta:generator>
    <meta:document-statistic meta:table-count="0" meta:image-count="0" meta:object-count="0" meta:page-count="6" meta:paragraph-count="327" meta:word-count="2084" meta:character-count="12436" meta:non-whitespace-character-count="9905"/>
    <meta:user-defined meta:name="AppVersion">15.0000</meta:user-defined>
  </office:meta>
</office:document-meta>
</file>